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88.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1" table:style-name="ta1">
        <office:forms form:automatic-focus="false" form:apply-design-mode="false"/>
        <table:shapes>
          <draw:frame draw:z-index="0" draw:style-name="gr1" draw:text-style-name="P1" svg:width="453.51pt" svg:height="255.09pt" svg:x="543.77pt" svg:y="849.32pt">
            <loext:p draw:notify-on-update-of-ranges="Run1.A80:Run1.A89 Run1.B79:Run1.B79 Run1.B80:Run1.B89 Run1.D79:Run1.D79 Run1.D80:Run1.D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9.03pt" svg:y="1136.41pt">
            <loext:p draw:notify-on-update-of-ranges="Run1.P44:Run1.Y45 Run1.O50:Run1.O50 Run1.P50:Run1.Y50 Run1.O48:Run1.O48 Run1.P48:Run1.Y48 Run1.O46:Run1.O46 Run1.P46:Run1.Y46 Run1.O47:Run1.O47 Run1.P47:Run1.Y47 Run1.O49:Run1.O49 Run1.P49:Run1.Y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9.51pt" svg:y="1446.24pt">
            <loext:p draw:notify-on-update-of-ranges="Run1.P53:Run1.Y54 Run1.O59:Run1.O59 Run1.P59:Run1.Y59 Run1.O57:Run1.O57 Run1.P57:Run1.Y57 Run1.O55:Run1.O55 Run1.P55:Run1.Y55 Run1.O56:Run1.O56 Run1.P56:Run1.Y56 Run1.O58:Run1.O58 Run1.P58:Run1.Y58 Run1.O60:Run1.O60 Run1.P60:Run1.Y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21.34pt" svg:y="1128.27pt">
            <loext:p draw:notify-on-update-of-ranges="Run1.P68:Run1.Y68 Run1.O70:Run1.O70 Run1.P70:Run1.Y70 Run1.P68:Run1.Y68 Run1.O71:Run1.O71 Run1.P71:Run1.Y71 Run1.P68:Run1.Y68 Run1.O72:Run1.O72 Run1.P72:Run1.Y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325.23pt" svg:y="1398.02pt">
            <loext:p draw:notify-on-update-of-ranges="Run1.P75:Run1.Y75 Run1.P75:Run1.Y75 Run1.O77:Run1.O77 Run1.P77:Run1.Y77 Run1.P84:Run1.Y84 Run1.P84:Run1.Y84 Run1.P75:Run1.Y75 Run1.O78:Run1.O78 Run1.P78:Run1.Y78 Run1.P85:Run1.Y85 Run1.P85:Run1.Y85 Run1.P75:Run1.Y75 Run1.O79:Run1.O79 Run1.P79:Run1.Y79 Run1.P86:Run1.Y86 Run1.P86:Run1.Y8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3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773355330996" calcext:value-type="float">
            <text:p>0.07733553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0776068858473" calcext:value-type="float">
            <text:p>0.07760688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style-name="ce3" office:value-type="float" office:value="0.0760503165337" calcext:value-type="float">
            <text:p>0.0760503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304186430192" calcext:value-type="float">
            <text:p>0.3041864302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.36363636364" calcext:value-type="float">
            <text:p>5.3636363636</text:p>
          </table:table-cell>
          <table:table-cell table:style-name="ce3" office:value-type="float" office:value="11.7803590567" calcext:value-type="float">
            <text:p>11.780359056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.157565495508" calcext:value-type="float">
            <text:p>0.157565495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.15384615385" calcext:value-type="float">
            <text:p>5.1538461539</text:p>
          </table:table-cell>
          <table:table-cell office:value-type="float" office:value="12.3776855911" calcext:value-type="float">
            <text:p>12.37768559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145934391186" calcext:value-type="float">
            <text:p>0.14593439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.46153846154" calcext:value-type="float">
            <text:p>5.4615384615</text:p>
          </table:table-cell>
          <table:table-cell table:style-name="ce3" office:value-type="float" office:value="11.8426568265" calcext:value-type="float">
            <text:p>11.842656826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12797766987" calcext:value-type="float">
            <text:p>0.11279776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.53846153846" calcext:value-type="float">
            <text:p>4.5384615385</text:p>
          </table:table-cell>
          <table:table-cell office:value-type="float" office:value="11.1259598349" calcext:value-type="float">
            <text:p>11.125959834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.9464838111" calcext:value-type="float">
            <text:p>2.94648381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4.2618471272" calcext:value-type="float">
            <text:p>44.2618471272</text:p>
          </table:table-cell>
          <table:table-cell table:style-name="ce4" office:value-type="float" office:value="104" calcext:value-type="float">
            <text:p>104</text:p>
          </table:table-cell>
          <table:table-cell table:style-name="ce7" office:value-type="float" office:value="3.51817882508" calcext:value-type="float">
            <text:p>3.51817882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7.569329851" calcext:value-type="float">
            <text:p>37.569329851</text:p>
          </table:table-cell>
          <table:table-cell table:style-name="ce1" office:value-type="float" office:value="113" calcext:value-type="float">
            <text:p>113</text:p>
          </table:table-cell>
          <table:table-cell table:style-name="ce4" office:value-type="float" office:value="3.41404258818" calcext:value-type="float">
            <text:p>3.414042588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27.769230769" calcext:value-type="float">
            <text:p>127.769230769</text:p>
          </table:table-cell>
          <table:table-cell table:style-name="ce4" office:value-type="float" office:value="21.4266327666" calcext:value-type="float">
            <text:p>21.4266327666</text:p>
          </table:table-cell>
          <table:table-cell table:style-name="ce4" office:value-type="float" office:value="118" calcext:value-type="float">
            <text:p>118</text:p>
          </table:table-cell>
          <table:table-cell table:style-name="ce1" office:value-type="float" office:value="4.80633196956" calcext:value-type="float">
            <text:p>4.80633196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14" calcext:value-type="float">
            <text:p>2514</text:p>
          </table:table-cell>
          <table:table-cell table:style-name="ce1" office:value-type="float" office:value="147.882352941" calcext:value-type="float">
            <text:p>147.882352941</text:p>
          </table:table-cell>
          <table:table-cell table:style-name="ce1" office:value-type="float" office:value="26.8719892496" calcext:value-type="float">
            <text:p>26.8719892496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786244586513" calcext:value-type="float">
            <text:p>0.78624458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6" office:value-type="float" office:value="0.545599924745" calcext:value-type="float">
            <text:p>0.5455999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0.635122913755" calcext:value-type="float">
            <text:p>0.63512291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office:value-type="float" office:value="0.562077008374" calcext:value-type="float">
            <text:p>0.5620770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2.85110332027" calcext:value-type="float">
            <text:p>2.851103320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53" calcext:value-type="float">
            <text:p>553</text:p>
          </table:table-cell>
          <table:table-cell table:style-name="ce6" office:value-type="float" office:value="1.98250317483" calcext:value-type="float">
            <text:p>1.9825031748</text:p>
          </table:table-cell>
          <table:table-cell office:value-type="float" office:value="2" calcext:value-type="float">
            <text:p>2</text:p>
          </table:table-cell>
          <table:table-cell office:value-type="float" office:value="843" calcext:value-type="float">
            <text:p>843</text:p>
          </table:table-cell>
          <table:table-cell office:value-type="float" office:value="421.5" calcext:value-type="float">
            <text:p>421.5</text:p>
          </table:table-cell>
          <table:table-cell office:value-type="float" office:value="51.5" calcext:value-type="float">
            <text:p>51.5</text:p>
          </table:table-cell>
          <table:table-cell office:value-type="float" office:value="421.5" calcext:value-type="float">
            <text:p>421.5</text:p>
          </table:table-cell>
          <table:table-cell table:style-name="ce3" office:value-type="float" office:value="2.10885472334" calcext:value-type="float">
            <text:p>2.1088547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3" calcext:value-type="float">
            <text:p>513</text:p>
          </table:table-cell>
          <table:table-cell office:value-type="float" office:value="1.75505678125" calcext:value-type="float">
            <text:p>1.7550567813</text:p>
          </table:table-cell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711486904516" calcext:value-type="float">
            <text:p>0.711486904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0.726682658389" calcext:value-type="float">
            <text:p>0.7266826584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54.5" calcext:value-type="float">
            <text:p>154.5</text:p>
          </table:table-cell>
          <table:table-cell office:value-type="float" office:value="35.5" calcext:value-type="float">
            <text:p>35.5</text:p>
          </table:table-cell>
          <table:table-cell office:value-type="float" office:value="154.5" calcext:value-type="float">
            <text:p>154.5</text:p>
          </table:table-cell>
          <table:table-cell table:style-name="ce3" office:value-type="float" office:value="0.567294253063" calcext:value-type="float">
            <text:p>0.5672942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0.604137192674" calcext:value-type="float">
            <text:p>0.6041371927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72179830893" calcext:value-type="float">
            <text:p>0.07217983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0.0564413715253" calcext:value-type="float">
            <text:p>0.0564413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493299350489" calcext:value-type="float">
            <text:p>0.0493299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1.2208702825" calcext:value-type="float">
            <text:p>21.22087028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232" calcext:value-type="float">
            <text:p>8232</text:p>
          </table:table-cell>
          <table:table-cell table:style-name="ce4" office:value-type="float" office:value="182.933333333" calcext:value-type="float">
            <text:p>182.933333333</text:p>
          </table:table-cell>
          <table:table-cell table:style-name="ce4" office:value-type="float" office:value="159.065940205" calcext:value-type="float">
            <text:p>159.065940205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float" office:value="27.2964583039" calcext:value-type="float">
            <text:p>27.29645830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607" calcext:value-type="float">
            <text:p>11607</text:p>
          </table:table-cell>
          <table:table-cell table:style-name="ce1" office:value-type="float" office:value="236.87755102" calcext:value-type="float">
            <text:p>236.87755102</text:p>
          </table:table-cell>
          <table:table-cell table:style-name="ce1" office:value-type="float" office:value="208.432500957" calcext:value-type="float">
            <text:p>208.432500957</text:p>
          </table:table-cell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30.5187864836" calcext:value-type="float">
            <text:p>30.51878648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848" calcext:value-type="float">
            <text:p>14848</text:p>
          </table:table-cell>
          <table:table-cell table:style-name="ce4" office:value-type="float" office:value="280.150943396" calcext:value-type="float">
            <text:p>280.150943396</text:p>
          </table:table-cell>
          <table:table-cell table:style-name="ce4" office:value-type="float" office:value="505.77970431" calcext:value-type="float">
            <text:p>505.77970431</text:p>
          </table:table-cell>
          <table:table-cell table:style-name="ce4" office:value-type="float" office:value="161" calcext:value-type="float">
            <text:p>161</text:p>
          </table:table-cell>
          <table:table-cell table:style-name="ce1" office:value-type="float" office:value="28.4823920774" calcext:value-type="float">
            <text:p>28.48239207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4898" calcext:value-type="float">
            <text:p>14898</text:p>
          </table:table-cell>
          <table:table-cell table:style-name="ce1" office:value-type="float" office:value="244.229508197" calcext:value-type="float">
            <text:p>244.229508197</text:p>
          </table:table-cell>
          <table:table-cell table:style-name="ce1" office:value-type="float" office:value="251.871837917" calcext:value-type="float">
            <text:p>251.871837917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59826768406" calcext:value-type="float">
            <text:p>0.1598267684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.16666666667" calcext:value-type="float">
            <text:p>5.1666666667</text:p>
          </table:table-cell>
          <table:table-cell table:style-name="ce3" office:value-type="float" office:value="3.43592135468" calcext:value-type="float">
            <text:p>3.435921354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.138751705" calcext:value-type="float">
            <text:p>0.13875170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.91666666667" calcext:value-type="float">
            <text:p>4.9166666667</text:p>
          </table:table-cell>
          <table:table-cell office:value-type="float" office:value="3.45104654014" calcext:value-type="float">
            <text:p>3.451046540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25380251583" calcext:value-type="float">
            <text:p>0.12538025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.08333333333" calcext:value-type="float">
            <text:p>5.0833333333</text:p>
          </table:table-cell>
          <table:table-cell table:style-name="ce3" office:value-type="float" office:value="2.59673940848" calcext:value-type="float">
            <text:p>2.596739408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108974113868" calcext:value-type="float">
            <text:p>0.108974113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.75</text:p>
          </table:table-cell>
          <table:table-cell office:value-type="float" office:value="3.03108891325" calcext:value-type="float">
            <text:p>3.0310889133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71189936069" calcext:value-type="float">
            <text:p>2.7118993607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175.333333333" calcext:value-type="float">
            <text:p>175.333333333</text:p>
          </table:table-cell>
          <table:table-cell table:style-name="ce3" office:value-type="float" office:value="43.8887482417" calcext:value-type="float">
            <text:p>43.8887482417</text:p>
          </table:table-cell>
          <table:table-cell table:style-name="ce3" office:value-type="float" office:value="156" calcext:value-type="float">
            <text:p>156</text:p>
          </table:table-cell>
          <table:table-cell table:style-name="ce6" office:value-type="float" office:value="2.17534452754" calcext:value-type="float">
            <text:p>2.1753445275</text:p>
          </table:table-cell>
          <table:table-cell office:value-type="float" office:value="6" calcext:value-type="float">
            <text:p>6</text:p>
          </table:table-cell>
          <table:table-cell office:value-type="float" office:value="925" calcext:value-type="float">
            <text:p>925</text:p>
          </table:table-cell>
          <table:table-cell office:value-type="float" office:value="154.166666667" calcext:value-type="float">
            <text:p>154.166666667</text:p>
          </table:table-cell>
          <table:table-cell office:value-type="float" office:value="13.8373488148" calcext:value-type="float">
            <text:p>13.8373488148</text:p>
          </table:table-cell>
          <table:table-cell office:value-type="float" office:value="158.5" calcext:value-type="float">
            <text:p>158.5</text:p>
          </table:table-cell>
          <table:table-cell table:style-name="ce3" office:value-type="float" office:value="2.11913179314" calcext:value-type="float">
            <text:p>2.11913179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71.833333333" calcext:value-type="float">
            <text:p>171.833333333</text:p>
          </table:table-cell>
          <table:table-cell table:style-name="ce3" office:value-type="float" office:value="17.9389396441" calcext:value-type="float">
            <text:p>17.9389396441</text:p>
          </table:table-cell>
          <table:table-cell table:style-name="ce3" office:value-type="float" office:value="169.5" calcext:value-type="float">
            <text:p>169.5</text:p>
          </table:table-cell>
          <table:table-cell office:value-type="float" office:value="2.3324284021" calcext:value-type="float">
            <text:p>2.3324284021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203.333333333" calcext:value-type="float">
            <text:p>203.333333333</text:p>
          </table:table-cell>
          <table:table-cell office:value-type="float" office:value="21.9215773966" calcext:value-type="float">
            <text:p>21.9215773966</text:p>
          </table:table-cell>
          <table:table-cell office:value-type="float" office:value="197.5" calcext:value-type="float">
            <text:p>197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9.03279026603" calcext:value-type="float">
            <text:p>9.03279026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04" calcext:value-type="float">
            <text:p>3504</text:p>
          </table:table-cell>
          <table:table-cell table:style-name="ce5" office:value-type="float" office:value="152.347826087" calcext:value-type="float">
            <text:p>152.347826087</text:p>
          </table:table-cell>
          <table:table-cell table:style-name="ce5" office:value-type="float" office:value="43.9442420383" calcext:value-type="float">
            <text:p>43.9442420383</text:p>
          </table:table-cell>
          <table:table-cell table:style-name="ce5" office:value-type="float" office:value="141" calcext:value-type="float">
            <text:p>141</text:p>
          </table:table-cell>
          <table:table-cell table:style-name="ce8" office:value-type="float" office:value="8.78604016744" calcext:value-type="float">
            <text:p>8.78604016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float" office:value="162.434782609" calcext:value-type="float">
            <text:p>162.434782609</text:p>
          </table:table-cell>
          <table:table-cell table:style-name="ce2" office:value-type="float" office:value="35.5280979887" calcext:value-type="float">
            <text:p>35.5280979887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8.3922552002" calcext:value-type="float">
            <text:p>8.392255200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083" calcext:value-type="float">
            <text:p>4083</text:p>
          </table:table-cell>
          <table:table-cell table:style-name="ce5" office:value-type="float" office:value="177.52173913" calcext:value-type="float">
            <text:p>177.52173913</text:p>
          </table:table-cell>
          <table:table-cell table:style-name="ce5" office:value-type="float" office:value="40.7984116967" calcext:value-type="float">
            <text:p>40.7984116967</text:p>
          </table:table-cell>
          <table:table-cell table:style-name="ce5" office:value-type="float" office:value="168" calcext:value-type="float">
            <text:p>168</text:p>
          </table:table-cell>
          <table:table-cell table:style-name="ce2" office:value-type="float" office:value="8.42350781937" calcext:value-type="float">
            <text:p>8.42350781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406" calcext:value-type="float">
            <text:p>4406</text:p>
          </table:table-cell>
          <table:table-cell table:style-name="ce2" office:value-type="float" office:value="191.565217391" calcext:value-type="float">
            <text:p>191.565217391</text:p>
          </table:table-cell>
          <table:table-cell table:style-name="ce2" office:value-type="float" office:value="36.6153045775" calcext:value-type="float">
            <text:p>36.6153045775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26871519901" calcext:value-type="float">
            <text:p>3.268715199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422.666666667" calcext:value-type="float">
            <text:p>422.666666667</text:p>
          </table:table-cell>
          <table:table-cell table:style-name="ce3" office:value-type="float" office:value="235.004018878" calcext:value-type="float">
            <text:p>235.004018878</text:p>
          </table:table-cell>
          <table:table-cell table:style-name="ce3" office:value-type="float" office:value="259" calcext:value-type="float">
            <text:p>259</text:p>
          </table:table-cell>
          <table:table-cell table:style-name="ce6" office:value-type="float" office:value="2.92554442406" calcext:value-type="float">
            <text:p>2.9255444241</text:p>
          </table:table-cell>
          <table:table-cell office:value-type="float" office:value="3" calcext:value-type="float">
            <text:p>3</text:p>
          </table:table-cell>
          <table:table-cell office:value-type="float" office:value="1244" calcext:value-type="float">
            <text:p>1244</text:p>
          </table:table-cell>
          <table:table-cell office:value-type="float" office:value="414.666666667" calcext:value-type="float">
            <text:p>414.666666667</text:p>
          </table:table-cell>
          <table:table-cell office:value-type="float" office:value="183.841114976" calcext:value-type="float">
            <text:p>183.841114976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2.94335279125" calcext:value-type="float">
            <text:p>2.94335279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477.333333333" calcext:value-type="float">
            <text:p>477.333333333</text:p>
          </table:table-cell>
          <table:table-cell table:style-name="ce3" office:value-type="float" office:value="218.412962578" calcext:value-type="float">
            <text:p>218.412962578</text:p>
          </table:table-cell>
          <table:table-cell table:style-name="ce3" office:value-type="float" office:value="333" calcext:value-type="float">
            <text:p>333</text:p>
          </table:table-cell>
          <table:table-cell office:value-type="float" office:value="3.03024509616" calcext:value-type="float">
            <text:p>3.0302450962</text:p>
          </table:table-cell>
          <table:table-cell office:value-type="float" office:value="3" calcext:value-type="float">
            <text:p>3</text:p>
          </table:table-cell>
          <table:table-cell office:value-type="float" office:value="1585" calcext:value-type="float">
            <text:p>1585</text:p>
          </table:table-cell>
          <table:table-cell office:value-type="float" office:value="528.333333333" calcext:value-type="float">
            <text:p>528.333333333</text:p>
          </table:table-cell>
          <table:table-cell office:value-type="float" office:value="205.508042557" calcext:value-type="float">
            <text:p>205.508042557</text:p>
          </table:table-cell>
          <table:table-cell office:value-type="float" office:value="404" calcext:value-type="float">
            <text:p>4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39740152609" calcext:value-type="float">
            <text:p>2.397401526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.8580815728" calcext:value-type="float">
            <text:p>39.8580815728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2.34702036593" calcext:value-type="float">
            <text:p>2.3470203659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332.666666667" calcext:value-type="float">
            <text:p>332.666666667</text:p>
          </table:table-cell>
          <table:table-cell office:value-type="float" office:value="32.190405748" calcext:value-type="float">
            <text:p>32.190405748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2.26506618433" calcext:value-type="float">
            <text:p>2.26506618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367.333333333" calcext:value-type="float">
            <text:p>367.333333333</text:p>
          </table:table-cell>
          <table:table-cell table:style-name="ce3" office:value-type="float" office:value="48.7054639873" calcext:value-type="float">
            <text:p>48.7054639873</text:p>
          </table:table-cell>
          <table:table-cell table:style-name="ce3" office:value-type="float" office:value="349" calcext:value-type="float">
            <text:p>349</text:p>
          </table:table-cell>
          <table:table-cell office:value-type="float" office:value="2.49875731274" calcext:value-type="float">
            <text:p>2.4987573127</text:p>
          </table:table-cell>
          <table:table-cell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  <table:table-cell office:value-type="float" office:value="435.666666667" calcext:value-type="float">
            <text:p>435.666666667</text:p>
          </table:table-cell>
          <table:table-cell office:value-type="float" office:value="44.7536466546" calcext:value-type="float">
            <text:p>44.7536466546</text:p>
          </table:table-cell>
          <table:table-cell office:value-type="float" office:value="414" calcext:value-type="float">
            <text:p>4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2.34584450402" calcext:value-type="float">
            <text:p>2.34584450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55" calcext:value-type="float">
            <text:p>455</text:p>
          </table:table-cell>
          <table:table-cell table:style-name="ce6" office:value-type="float" office:value="2.03894454635" calcext:value-type="float">
            <text:p>2.0389445464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433.5" calcext:value-type="float">
            <text:p>433.5</text:p>
          </table:table-cell>
          <table:table-cell office:value-type="float" office:value="234.5" calcext:value-type="float">
            <text:p>234.5</text:p>
          </table:table-cell>
          <table:table-cell office:value-type="float" office:value="433.5" calcext:value-type="float">
            <text:p>433.5</text:p>
          </table:table-cell>
          <table:table-cell table:style-name="ce3" office:value-type="float" office:value="1.69366110335" calcext:value-type="float">
            <text:p>1.69366110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12" calcext:value-type="float">
            <text:p>412</text:p>
          </table:table-cell>
          <table:table-cell office:value-type="float" office:value="1.81241157802" calcext:value-type="float">
            <text:p>1.812411578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 office:value-type="float" office:value="474" calcext:value-type="float">
            <text:p>474</text:p>
          </table:table-cell>
          <table:table-cell office:value-type="float" office:value="268" calcext:value-type="float">
            <text:p>268</text:p>
          </table:table-cell>
          <table:table-cell office:value-type="float" office:value="474" calcext:value-type="float">
            <text:p>4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51.1136316766" calcext:value-type="float">
            <text:p>51.113631676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9828" calcext:value-type="float">
            <text:p>19828</text:p>
          </table:table-cell>
          <table:table-cell table:style-name="ce4" office:value-type="float" office:value="374.113207547" calcext:value-type="float">
            <text:p>374.113207547</text:p>
          </table:table-cell>
          <table:table-cell table:style-name="ce4" office:value-type="float" office:value="77.2969428421" calcext:value-type="float">
            <text:p>77.2969428421</text:p>
          </table:table-cell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47.2273176238" calcext:value-type="float">
            <text:p>47.22731762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082" calcext:value-type="float">
            <text:p>20082</text:p>
          </table:table-cell>
          <table:table-cell table:style-name="ce1" office:value-type="float" office:value="378.905660377" calcext:value-type="float">
            <text:p>378.905660377</text:p>
          </table:table-cell>
          <table:table-cell table:style-name="ce1" office:value-type="float" office:value="91.6077083662" calcext:value-type="float">
            <text:p>91.6077083662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4.9457370714" calcext:value-type="float">
            <text:p>44.94573707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1867" calcext:value-type="float">
            <text:p>21867</text:p>
          </table:table-cell>
          <table:table-cell table:style-name="ce4" office:value-type="float" office:value="412.58490566" calcext:value-type="float">
            <text:p>412.58490566</text:p>
          </table:table-cell>
          <table:table-cell table:style-name="ce4" office:value-type="float" office:value="89.2324574932" calcext:value-type="float">
            <text:p>89.2324574932</text:p>
          </table:table-cell>
          <table:table-cell table:style-name="ce4" office:value-type="float" office:value="428" calcext:value-type="float">
            <text:p>428</text:p>
          </table:table-cell>
          <table:table-cell table:style-name="ce1" office:value-type="float" office:value="45.3485259817" calcext:value-type="float">
            <text:p>45.34852598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720" calcext:value-type="float">
            <text:p>23720</text:p>
          </table:table-cell>
          <table:table-cell table:style-name="ce1" office:value-type="float" office:value="447.547169811" calcext:value-type="float">
            <text:p>447.547169811</text:p>
          </table:table-cell>
          <table:table-cell table:style-name="ce1" office:value-type="float" office:value="89.9283920658" calcext:value-type="float">
            <text:p>89.9283920658</text:p>
          </table:table-cell>
          <table:table-cell table:style-name="ce1" office:value-type="float" office:value="453" calcext:value-type="float">
            <text:p>453</text:p>
          </table:table-cell>
          <table:table-cell table:style-name="ce1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3" table:number-columns-repeated="4"/>
          <table:table-cell table:style-name="ce6" office:value-type="float" office:value="32" calcext:value-type="float">
            <text:p>32</text:p>
          </table:table-cell>
          <table:table-cell table:number-columns-repeated="5"/>
          <table:table-cell table:style-name="ce3" office:value-type="float" office:value="64" calcext:value-type="float">
            <text:p>64</text:p>
          </table:table-cell>
          <table:table-cell table:style-name="ce3" table:number-columns-repeated="5"/>
          <table:table-cell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683722631219" calcext:value-type="float">
            <text:p>0.06837226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21.5" calcext:value-type="float">
            <text:p>21.5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266451772229" calcext:value-type="float">
            <text:p>0.0266451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0.00942977177471" calcext:value-type="float">
            <text:p>0.00942977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906329999523" calcext:value-type="float">
            <text:p>0.090633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.38461538462" calcext:value-type="float">
            <text:p>4.3846153846</text:p>
          </table:table-cell>
          <table:table-cell table:style-name="ce3" office:value-type="float" office:value="9.43429473568" calcext:value-type="float">
            <text:p>9.434294735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719862672352" calcext:value-type="float">
            <text:p>0.071986267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.9895054834" calcext:value-type="float">
            <text:p>10.989505483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409425893913" calcext:value-type="float">
            <text:p>0.04094258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.84615384615" calcext:value-type="float">
            <text:p>4.8461538462</text:p>
          </table:table-cell>
          <table:table-cell table:style-name="ce3" office:value-type="float" office:value="11.3398287455" calcext:value-type="float">
            <text:p>11.339828745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183632397718" calcext:value-type="float">
            <text:p>0.018363239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.69230769231" calcext:value-type="float">
            <text:p>5.6923076923</text:p>
          </table:table-cell>
          <table:table-cell office:value-type="float" office:value="13.0877782999" calcext:value-type="float">
            <text:p>13.087778299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6.65119015439" calcext:value-type="float">
            <text:p>6.65119015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167.32" calcext:value-type="float">
            <text:p>167.32</text:p>
          </table:table-cell>
          <table:table-cell table:style-name="ce4" office:value-type="float" office:value="21.7948984857" calcext:value-type="float">
            <text:p>21.7948984857</text:p>
          </table:table-cell>
          <table:table-cell table:style-name="ce4" office:value-type="float" office:value="156" calcext:value-type="float">
            <text:p>156</text:p>
          </table:table-cell>
          <table:table-cell table:style-name="ce1" office:value-type="float" office:value="10.2342322388" calcext:value-type="float">
            <text:p>10.23423223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41" calcext:value-type="float">
            <text:p>9241</text:p>
          </table:table-cell>
          <table:table-cell table:style-name="ce1" office:value-type="float" office:value="225.390243902" calcext:value-type="float">
            <text:p>225.390243902</text:p>
          </table:table-cell>
          <table:table-cell table:style-name="ce1" office:value-type="float" office:value="13.3688353448" calcext:value-type="float">
            <text:p>13.3688353448</text:p>
          </table:table-cell>
          <table:table-cell table:style-name="ce1" office:value-type="float" office:value="232" calcext:value-type="float">
            <text:p>232</text:p>
          </table:table-cell>
          <table:table-cell table:style-name="ce4" office:value-type="float" office:value="15.6504672654" calcext:value-type="float">
            <text:p>15.650467265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4082" calcext:value-type="float">
            <text:p>24082</text:p>
          </table:table-cell>
          <table:table-cell table:style-name="ce4" office:value-type="float" office:value="329.890410959" calcext:value-type="float">
            <text:p>329.890410959</text:p>
          </table:table-cell>
          <table:table-cell table:style-name="ce4" office:value-type="float" office:value="43.0032052465" calcext:value-type="float">
            <text:p>43.0032052465</text:p>
          </table:table-cell>
          <table:table-cell table:style-name="ce4" office:value-type="float" office:value="320" calcext:value-type="float">
            <text:p>320</text:p>
          </table:table-cell>
          <table:table-cell table:style-name="ce1" office:value-type="float" office:value="21.9902277786" calcext:value-type="float">
            <text:p>21.990227778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8616" calcext:value-type="float">
            <text:p>88616</text:p>
          </table:table-cell>
          <table:table-cell table:style-name="ce1" office:value-type="float" office:value="646.832116788" calcext:value-type="float">
            <text:p>646.832116788</text:p>
          </table:table-cell>
          <table:table-cell table:style-name="ce1" office:value-type="float" office:value="33.3115287343" calcext:value-type="float">
            <text:p>33.3115287343</text:p>
          </table:table-cell>
          <table:table-cell table:style-name="ce1" office:value-type="float" office:value="644" calcext:value-type="float">
            <text:p>644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434084368193" calcext:value-type="float">
            <text:p>0.434084368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0.527160972368" calcext:value-type="float">
            <text:p>0.5271609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0.272300713571" calcext:value-type="float">
            <text:p>0.27230071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office:value-type="float" office:value="0.167998828723" calcext:value-type="float">
            <text:p>0.1679988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1.37698557822" calcext:value-type="float">
            <text:p>1.376985578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3" calcext:value-type="float">
            <text:p>433</text:p>
          </table:table-cell>
          <table:table-cell office:value-type="float" office:value="1.29907525334" calcext:value-type="float">
            <text:p>1.2990752533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86.5" calcext:value-type="float">
            <text:p>586.5</text:p>
          </table:table-cell>
          <table:table-cell office:value-type="float" office:value="50.5" calcext:value-type="float">
            <text:p>50.5</text:p>
          </table:table-cell>
          <table:table-cell office:value-type="float" office:value="586.5" calcext:value-type="float">
            <text:p>586.5</text:p>
          </table:table-cell>
          <table:table-cell table:style-name="ce3" office:value-type="float" office:value="1.0027684989" calcext:value-type="float">
            <text:p>1.0027684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771.5" calcext:value-type="float">
            <text:p>771.5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771.5" calcext:value-type="float">
            <text:p>771.5</text:p>
          </table:table-cell>
          <table:table-cell office:value-type="float" office:value="0.740485236203" calcext:value-type="float">
            <text:p>0.7404852362</text:p>
          </table:table-cell>
          <table:table-cell office:value-type="float" office:value="2" calcext:value-type="float">
            <text:p>2</text:p>
          </table:table-cell>
          <table:table-cell office:value-type="float" office:value="2984" calcext:value-type="float">
            <text:p>2984</text:p>
          </table:table-cell>
          <table:table-cell office:value-type="float" office:value="1492" calcext:value-type="float">
            <text:p>1492</text:p>
          </table:table-cell>
          <table:table-cell office:value-type="float" office:value="70" calcext:value-type="float">
            <text:p>70</text:p>
          </table:table-cell>
          <table:table-cell office:value-type="float" office:value="1492" calcext:value-type="float">
            <text:p>14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5.62560620757" calcext:value-type="float">
            <text:p>5.625606207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38" calcext:value-type="float">
            <text:p>3538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652" calcext:value-type="float">
            <text:p>1652</text:p>
          </table:table-cell>
          <table:table-cell table:style-name="ce3" office:value-type="float" office:value="1769" calcext:value-type="float">
            <text:p>1769</text:p>
          </table:table-cell>
          <table:table-cell office:value-type="float" office:value="0.310094689628" calcext:value-type="float">
            <text:p>0.3100946896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198864005615" calcext:value-type="float">
            <text:p>0.1988640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0.0769270855305" calcext:value-type="float">
            <text:p>0.076927085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49291631553" calcext:value-type="float">
            <text:p>0.04929163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188465887674" calcext:value-type="float">
            <text:p>0.01884658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0121594425516" calcext:value-type="float">
            <text:p>0.0121594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9.7514747738" calcext:value-type="float">
            <text:p>29.751474773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711" calcext:value-type="float">
            <text:p>1871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45.789030995" calcext:value-type="float">
            <text:p>145.789030995</text:p>
          </table:table-cell>
          <table:table-cell table:style-name="ce4" office:value-type="float" office:value="195" calcext:value-type="float">
            <text:p>195</text:p>
          </table:table-cell>
          <table:table-cell table:style-name="ce1" office:value-type="float" office:value="36.681986821" calcext:value-type="float">
            <text:p>36.6819868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3122" calcext:value-type="float">
            <text:p>33122</text:p>
          </table:table-cell>
          <table:table-cell table:style-name="ce1" office:value-type="float" office:value="303.871559633" calcext:value-type="float">
            <text:p>303.871559633</text:p>
          </table:table-cell>
          <table:table-cell table:style-name="ce1" office:value-type="float" office:value="176.749504024" calcext:value-type="float">
            <text:p>176.749504024</text:p>
          </table:table-cell>
          <table:table-cell table:style-name="ce1" office:value-type="float" office:value="265" calcext:value-type="float">
            <text:p>265</text:p>
          </table:table-cell>
          <table:table-cell table:style-name="ce4" office:value-type="float" office:value="42.8824882696" calcext:value-type="float">
            <text:p>42.882488269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65985" calcext:value-type="float">
            <text:p>65985</text:p>
          </table:table-cell>
          <table:table-cell table:style-name="ce4" office:value-type="float" office:value="381.416184971" calcext:value-type="float">
            <text:p>381.416184971</text:p>
          </table:table-cell>
          <table:table-cell table:style-name="ce4" office:value-type="float" office:value="176.38289332" calcext:value-type="float">
            <text:p>176.38289332</text:p>
          </table:table-cell>
          <table:table-cell table:style-name="ce4" office:value-type="float" office:value="350" calcext:value-type="float">
            <text:p>350</text:p>
          </table:table-cell>
          <table:table-cell table:style-name="ce1" office:value-type="float" office:value="50.0673732378" calcext:value-type="float">
            <text:p>50.067373237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01761" calcext:value-type="float">
            <text:p>201761</text:p>
          </table:table-cell>
          <table:table-cell table:style-name="ce1" office:value-type="float" office:value="670.302325581" calcext:value-type="float">
            <text:p>670.302325581</text:p>
          </table:table-cell>
          <table:table-cell table:style-name="ce1" office:value-type="float" office:value="185.761461448" calcext:value-type="float">
            <text:p>185.761461448</text:p>
          </table:table-cell>
          <table:table-cell table:style-name="ce1" office:value-type="float" office:value="671" calcext:value-type="float">
            <text:p>6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2879426309" calcext:value-type="float">
            <text:p>0.128794263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7.25861557048" calcext:value-type="float">
            <text:p>7.2586155705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0.0675563430976" calcext:value-type="float">
            <text:p>0.0675563431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.08333333333" calcext:value-type="float">
            <text:p>5.0833333333</text:p>
          </table:table-cell>
          <table:table-cell office:value-type="float" office:value="2.72208049518" calcext:value-type="float">
            <text:p>2.7220804952</text:p>
          </table:table-cell>
          <table:table-cell office:value-type="float" office:value="4.5" calcext:value-type="float">
            <text:p>4.5</text:p>
          </table:table-cell>
          <table:table-cell table:style-name="ce3" office:value-type="float" office:value="0.0415924717626" calcext:value-type="float">
            <text:p>0.04159247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.33333333333" calcext:value-type="float">
            <text:p>5.3333333333</text:p>
          </table:table-cell>
          <table:table-cell table:style-name="ce3" office:value-type="float" office:value="3.4960294939" calcext:value-type="float">
            <text:p>3.496029493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0143928095509" calcext:value-type="float">
            <text:p>0.014392809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.83333333333" calcext:value-type="float">
            <text:p>4.8333333333</text:p>
          </table:table-cell>
          <table:table-cell office:value-type="float" office:value="2.67186992365" calcext:value-type="float">
            <text:p>2.6718699237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03208726209" calcext:value-type="float">
            <text:p>2.0320872621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.3687742827" calcext:value-type="float">
            <text:p>31.3687742827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1.89157760673" calcext:value-type="float">
            <text:p>1.8915776067</text:p>
          </table:table-cell>
          <table:table-cell office:value-type="float" office:value="6" calcext:value-type="float">
            <text:p>6</text:p>
          </table:table-cell>
          <table:table-cell office:value-type="float" office:value="1708" calcext:value-type="float">
            <text:p>1708</text:p>
          </table:table-cell>
          <table:table-cell office:value-type="float" office:value="284.666666667" calcext:value-type="float">
            <text:p>284.666666667</text:p>
          </table:table-cell>
          <table:table-cell office:value-type="float" office:value="31.0733898305" calcext:value-type="float">
            <text:p>31.0733898305</text:p>
          </table:table-cell>
          <table:table-cell office:value-type="float" office:value="271" calcext:value-type="float">
            <text:p>271</text:p>
          </table:table-cell>
          <table:table-cell table:style-name="ce3" office:value-type="float" office:value="1.66694828236" calcext:value-type="float">
            <text:p>1.6669482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65" calcext:value-type="float">
            <text:p>2565</text:p>
          </table:table-cell>
          <table:table-cell table:style-name="ce3" office:value-type="float" office:value="427.5" calcext:value-type="float">
            <text:p>427.5</text:p>
          </table:table-cell>
          <table:table-cell table:style-name="ce3" office:value-type="float" office:value="59.0783378236" calcext:value-type="float">
            <text:p>59.0783378236</text:p>
          </table:table-cell>
          <table:table-cell table:style-name="ce3" office:value-type="float" office:value="420.5" calcext:value-type="float">
            <text:p>420.5</text:p>
          </table:table-cell>
          <table:table-cell office:value-type="float" office:value="1.07623474176" calcext:value-type="float">
            <text:p>1.0762347418</text:p>
          </table:table-cell>
          <table:table-cell office:value-type="float" office:value="6" calcext:value-type="float">
            <text:p>6</text:p>
          </table:table-cell>
          <table:table-cell office:value-type="float" office:value="4337" calcext:value-type="float">
            <text:p>4337</text:p>
          </table:table-cell>
          <table:table-cell office:value-type="float" office:value="722.833333333" calcext:value-type="float">
            <text:p>722.833333333</text:p>
          </table:table-cell>
          <table:table-cell office:value-type="float" office:value="76.7428968845" calcext:value-type="float">
            <text:p>76.7428968845</text:p>
          </table:table-cell>
          <table:table-cell office:value-type="float" office:value="689.5" calcext:value-type="float">
            <text:p>689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7.74832646961" calcext:value-type="float">
            <text:p>7.748326469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873" calcext:value-type="float">
            <text:p>4873</text:p>
          </table:table-cell>
          <table:table-cell table:style-name="ce5" office:value-type="float" office:value="211.869565217" calcext:value-type="float">
            <text:p>211.869565217</text:p>
          </table:table-cell>
          <table:table-cell table:style-name="ce5" office:value-type="float" office:value="36.9339061236" calcext:value-type="float">
            <text:p>36.9339061236</text:p>
          </table:table-cell>
          <table:table-cell table:style-name="ce5" office:value-type="float" office:value="198" calcext:value-type="float">
            <text:p>198</text:p>
          </table:table-cell>
          <table:table-cell table:style-name="ce2" office:value-type="float" office:value="7.56409546487" calcext:value-type="float">
            <text:p>7.56409546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296.956521739" calcext:value-type="float">
            <text:p>296.956521739</text:p>
          </table:table-cell>
          <table:table-cell table:style-name="ce2" office:value-type="float" office:value="62.3799565502" calcext:value-type="float">
            <text:p>62.3799565502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5.69686886674" calcext:value-type="float">
            <text:p>5.696868866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66" calcext:value-type="float">
            <text:p>8766</text:p>
          </table:table-cell>
          <table:table-cell table:style-name="ce5" office:value-type="float" office:value="381.130434783" calcext:value-type="float">
            <text:p>381.130434783</text:p>
          </table:table-cell>
          <table:table-cell table:style-name="ce5" office:value-type="float" office:value="56.2898588039" calcext:value-type="float">
            <text:p>56.2898588039</text:p>
          </table:table-cell>
          <table:table-cell table:style-name="ce5" office:value-type="float" office:value="373" calcext:value-type="float">
            <text:p>373</text:p>
          </table:table-cell>
          <table:table-cell table:style-name="ce2" office:value-type="float" office:value="3.98159705593" calcext:value-type="float">
            <text:p>3.981597055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045" calcext:value-type="float">
            <text:p>16045</text:p>
          </table:table-cell>
          <table:table-cell table:style-name="ce2" office:value-type="float" office:value="697.608695652" calcext:value-type="float">
            <text:p>697.608695652</text:p>
          </table:table-cell>
          <table:table-cell table:style-name="ce2" office:value-type="float" office:value="81.9712246067" calcext:value-type="float">
            <text:p>81.9712246067</text:p>
          </table:table-cell>
          <table:table-cell table:style-name="ce2" office:value-type="float" office:value="679" calcext:value-type="float">
            <text:p>679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05131099839" calcext:value-type="float">
            <text:p>3.051310998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639.666666667" calcext:value-type="float">
            <text:p>639.666666667</text:p>
          </table:table-cell>
          <table:table-cell table:style-name="ce3" office:value-type="float" office:value="192.787159554" calcext:value-type="float">
            <text:p>192.787159554</text:p>
          </table:table-cell>
          <table:table-cell table:style-name="ce3" office:value-type="float" office:value="557" calcext:value-type="float">
            <text:p>557</text:p>
          </table:table-cell>
          <table:table-cell office:value-type="float" office:value="2.85176366355" calcext:value-type="float">
            <text:p>2.8517636636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office:value-type="float" office:value="858.333333333" calcext:value-type="float">
            <text:p>858.333333333</text:p>
          </table:table-cell>
          <table:table-cell office:value-type="float" office:value="200.095532739" calcext:value-type="float">
            <text:p>200.095532739</text:p>
          </table:table-cell>
          <table:table-cell office:value-type="float" office:value="807" calcext:value-type="float">
            <text:p>807</text:p>
          </table:table-cell>
          <table:table-cell table:style-name="ce3" office:value-type="float" office:value="2.56313607237" calcext:value-type="float">
            <text:p>2.5631360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4" calcext:value-type="float">
            <text:p>3944</text:p>
          </table:table-cell>
          <table:table-cell table:style-name="ce3" office:value-type="float" office:value="1314.66666667" calcext:value-type="float">
            <text:p>1314.66666667</text:p>
          </table:table-cell>
          <table:table-cell table:style-name="ce3" office:value-type="float" office:value="242.668956033" calcext:value-type="float">
            <text:p>242.668956033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1.73855213299" calcext:value-type="float">
            <text:p>1.738552133</text:p>
          </table:table-cell>
          <table:table-cell office:value-type="float" office:value="3" calcext:value-type="float">
            <text:p>3</text:p>
          </table:table-cell>
          <table:table-cell office:value-type="float" office:value="7006" calcext:value-type="float">
            <text:p>7006</text:p>
          </table:table-cell>
          <table:table-cell office:value-type="float" office:value="2335.33333333" calcext:value-type="float">
            <text:p>2335.33333333</text:p>
          </table:table-cell>
          <table:table-cell office:value-type="float" office:value="348.784874799" calcext:value-type="float">
            <text:p>348.784874799</text:p>
          </table:table-cell>
          <table:table-cell office:value-type="float" office:value="2363" calcext:value-type="float">
            <text:p>23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60450620916" calcext:value-type="float">
            <text:p>2.604506209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2.2261107709" calcext:value-type="float">
            <text:p>22.2261107709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2.50401461875" calcext:value-type="float">
            <text:p>2.5040146188</text:p>
          </table:table-cell>
          <table:table-cell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float" office:value="753.666666667" calcext:value-type="float">
            <text:p>753.666666667</text:p>
          </table:table-cell>
          <table:table-cell office:value-type="float" office:value="27.6325090348" calcext:value-type="float">
            <text:p>27.6325090348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2.45655536348" calcext:value-type="float">
            <text:p>2.45655536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43.0426145426" calcext:value-type="float">
            <text:p>43.0426145426</text:p>
          </table:table-cell>
          <table:table-cell table:style-name="ce3" office:value-type="float" office:value="1250" calcext:value-type="float">
            <text:p>1250</text:p>
          </table:table-cell>
          <table:table-cell office:value-type="float" office:value="1.73755952543" calcext:value-type="float">
            <text:p>1.7375595254</text:p>
          </table:table-cell>
          <table:table-cell office:value-type="float" office:value="3" calcext:value-type="float">
            <text:p>3</text:p>
          </table:table-cell>
          <table:table-cell office:value-type="float" office:value="7002" calcext:value-type="float">
            <text:p>7002</text:p>
          </table:table-cell>
          <table:table-cell office:value-type="float" office:value="2334" calcext:value-type="float">
            <text:p>2334</text:p>
          </table:table-cell>
          <table:table-cell office:value-type="float" office:value="25.1528659732" calcext:value-type="float">
            <text:p>25.1528659732</text:p>
          </table:table-cell>
          <table:table-cell office:value-type="float" office:value="2322" calcext:value-type="float">
            <text:p>23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1.27363215722" calcext:value-type="float">
            <text:p>1.273632157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00.5" calcext:value-type="float">
            <text:p>400.5</text:p>
          </table:table-cell>
          <table:table-cell table:style-name="ce3" office:value-type="float" office:value="184.5" calcext:value-type="float">
            <text:p>184.5</text:p>
          </table:table-cell>
          <table:table-cell table:style-name="ce3" office:value-type="float" office:value="400.5" calcext:value-type="float">
            <text:p>400.5</text:p>
          </table:table-cell>
          <table:table-cell office:value-type="float" office:value="1.05985934991" calcext:value-type="float">
            <text:p>1.0598593499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478.5" calcext:value-type="float">
            <text:p>478.5</text:p>
          </table:table-cell>
          <table:table-cell office:value-type="float" office:value="246.5" calcext:value-type="float">
            <text:p>246.5</text:p>
          </table:table-cell>
          <table:table-cell office:value-type="float" office:value="478.5" calcext:value-type="float">
            <text:p>478.5</text:p>
          </table:table-cell>
          <table:table-cell table:style-name="ce3" office:value-type="float" office:value="1.0255143819" calcext:value-type="float">
            <text:p>1.0255143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0.775226500637" calcext:value-type="float">
            <text:p>0.7752265006</text:p>
          </table:table-cell>
          <table:table-cell office:value-type="float" office:value="2" calcext:value-type="float">
            <text:p>2</text:p>
          </table:table-cell>
          <table:table-cell office:value-type="float" office:value="3124" calcext:value-type="float">
            <text:p>3124</text:p>
          </table:table-cell>
          <table:table-cell office:value-type="float" office:value="1562" calcext:value-type="float">
            <text:p>1562</text:p>
          </table:table-cell>
          <table:table-cell office:value-type="float" office:value="904" calcext:value-type="float">
            <text:p>904</text:p>
          </table:table-cell>
          <table:table-cell office:value-type="float" office:value="1562" calcext:value-type="float">
            <text:p>15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39.1137046636" calcext:value-type="float">
            <text:p>39.11370466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599" calcext:value-type="float">
            <text:p>24599</text:p>
          </table:table-cell>
          <table:table-cell table:style-name="ce4" office:value-type="float" office:value="464.132075472" calcext:value-type="float">
            <text:p>464.132075472</text:p>
          </table:table-cell>
          <table:table-cell table:style-name="ce4" office:value-type="float" office:value="94.6150169053" calcext:value-type="float">
            <text:p>94.6150169053</text:p>
          </table:table-cell>
          <table:table-cell table:style-name="ce4" office:value-type="float" office:value="467" calcext:value-type="float">
            <text:p>467</text:p>
          </table:table-cell>
          <table:table-cell table:style-name="ce1" office:value-type="float" office:value="34.8834376211" calcext:value-type="float">
            <text:p>34.88343762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498" calcext:value-type="float">
            <text:p>31498</text:p>
          </table:table-cell>
          <table:table-cell table:style-name="ce1" office:value-type="float" office:value="594.301886792" calcext:value-type="float">
            <text:p>594.301886792</text:p>
          </table:table-cell>
          <table:table-cell table:style-name="ce1" office:value-type="float" office:value="109.06335097" calcext:value-type="float">
            <text:p>109.06335097</text:p>
          </table:table-cell>
          <table:table-cell table:style-name="ce1" office:value-type="float" office:value="606" calcext:value-type="float">
            <text:p>606</text:p>
          </table:table-cell>
          <table:table-cell table:style-name="ce4" office:value-type="float" office:value="26.4560614529" calcext:value-type="float">
            <text:p>26.456061452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0709" calcext:value-type="float">
            <text:p>40709</text:p>
          </table:table-cell>
          <table:table-cell table:style-name="ce4" office:value-type="float" office:value="768.094339623" calcext:value-type="float">
            <text:p>768.094339623</text:p>
          </table:table-cell>
          <table:table-cell table:style-name="ce4" office:value-type="float" office:value="164.57827915" calcext:value-type="float">
            <text:p>164.57827915</text:p>
          </table:table-cell>
          <table:table-cell table:style-name="ce4" office:value-type="float" office:value="764" calcext:value-type="float">
            <text:p>764</text:p>
          </table:table-cell>
          <table:table-cell table:style-name="ce1" office:value-type="float" office:value="17.5934726127" calcext:value-type="float">
            <text:p>17.59347261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898" calcext:value-type="float">
            <text:p>70898</text:p>
          </table:table-cell>
          <table:table-cell table:style-name="ce1" office:value-type="float" office:value="1337.69811321" calcext:value-type="float">
            <text:p>1337.69811321</text:p>
          </table:table-cell>
          <table:table-cell table:style-name="ce1" office:value-type="float" office:value="508.284520861" calcext:value-type="float">
            <text:p>508.284520861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6"/>
          <table:table-cell office:value-type="string" calcext:value-type="string">
            <text:p>Detailed xenstore functions impact – percentage of time spent in xenstor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5"/>
          <table:table-cell table:style-name="ce3" table:number-columns-repeated="4"/>
          <table:table-cell table:style-name="ce6"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0302015422377" calcext:value-type="float">
            <text:p>0.003020154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00956940925936" calcext:value-type="float">
            <text:p>0.000956940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string" calcext:value-type="string">
            <text:p>xs_read</text:p>
          </table:table-cell>
          <table:table-cell table:formula="of:=[.B11]" office:value-type="float" office:value="21.2208702825" calcext:value-type="float">
            <text:p>21.2208702825</text:p>
          </table:table-cell>
          <table:table-cell table:formula="of:=[.H11]" office:value-type="float" office:value="27.2964583039" calcext:value-type="float">
            <text:p>27.2964583039</text:p>
          </table:table-cell>
          <table:table-cell table:formula="of:=[.N11]" office:value-type="float" office:value="30.5187864836" calcext:value-type="float">
            <text:p>30.5187864836</text:p>
          </table:table-cell>
          <table:table-cell table:formula="of:=[.T11]" office:value-type="float" office:value="28.4823920774" calcext:value-type="float">
            <text:p>28.4823920774</text:p>
          </table:table-cell>
          <table:table-cell table:formula="of:=[.B31]" office:value-type="float" office:value="29.7514747738" calcext:value-type="float">
            <text:p>29.7514747738</text:p>
          </table:table-cell>
          <table:table-cell table:formula="of:=[.H31]" office:value-type="float" office:value="36.681986821" calcext:value-type="float">
            <text:p>36.681986821</text:p>
          </table:table-cell>
          <table:table-cell table:formula="of:=[.N31]" office:value-type="float" office:value="42.8824882696" calcext:value-type="float">
            <text:p>42.8824882696</text:p>
          </table:table-cell>
          <table:table-cell table:formula="of:=[.T31]" office:value-type="float" office:value="50.0673732378" calcext:value-type="float">
            <text:p>50.0673732378</text:p>
          </table:table-cell>
          <table:table-cell table:formula="of:=[.B53]" office:value-type="float" office:value="57.6333581748" calcext:value-type="float">
            <text:p>57.6333581748</text:p>
          </table:table-cell>
          <table:table-cell table:formula="of:=[.H53]" office:value-type="float" office:value="61.5720298771" calcext:value-type="float">
            <text:p>61.57202987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0546892791871" calcext:value-type="float">
            <text:p>0.0054689279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.15384615385" calcext:value-type="float">
            <text:p>5.1538461539</text:p>
          </table:table-cell>
          <table:table-cell table:style-name="ce3" office:value-type="float" office:value="13.2481996097" calcext:value-type="float">
            <text:p>13.248199609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154044149053" calcext:value-type="float">
            <text:p>0.00154044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.07692307692" calcext:value-type="float">
            <text:p>5.0769230769</text:p>
          </table:table-cell>
          <table:table-cell office:value-type="float" office:value="11.8221535098" calcext:value-type="float">
            <text:p>11.82215350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s_write</text:p>
          </table:table-cell>
          <table:table-cell table:formula="of:=[.B18]" office:value-type="float" office:value="51.1136316766" calcext:value-type="float">
            <text:p>51.1136316766</text:p>
          </table:table-cell>
          <table:table-cell table:formula="of:=[.H18]" office:value-type="float" office:value="47.2273176238" calcext:value-type="float">
            <text:p>47.2273176238</text:p>
          </table:table-cell>
          <table:table-cell table:formula="of:=[.N18]" office:value-type="float" office:value="44.9457370714" calcext:value-type="float">
            <text:p>44.9457370714</text:p>
          </table:table-cell>
          <table:table-cell table:formula="of:=[.T18]" office:value-type="float" office:value="45.3485259817" calcext:value-type="float">
            <text:p>45.3485259817</text:p>
          </table:table-cell>
          <table:table-cell table:formula="of:=[.B38]" office:value-type="float" office:value="39.1137046636" calcext:value-type="float">
            <text:p>39.1137046636</text:p>
          </table:table-cell>
          <table:table-cell table:formula="of:=[.H38]" office:value-type="float" office:value="34.8834376211" calcext:value-type="float">
            <text:p>34.8834376211</text:p>
          </table:table-cell>
          <table:table-cell table:formula="of:=[.N38]" office:value-type="float" office:value="26.4560614529" calcext:value-type="float">
            <text:p>26.4560614529</text:p>
          </table:table-cell>
          <table:table-cell table:formula="of:=[.T38]" office:value-type="float" office:value="17.5934726127" calcext:value-type="float">
            <text:p>17.5934726127</text:p>
          </table:table-cell>
          <table:table-cell table:formula="of:=[.B60]" office:value-type="float" office:value="9.52140350648" calcext:value-type="float">
            <text:p>9.5214035065</text:p>
          </table:table-cell>
          <table:table-cell table:formula="of:=[.H60]" office:value-type="float" office:value="5.24249583264" calcext:value-type="float">
            <text:p>5.242495832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6.5974371135" calcext:value-type="float">
            <text:p>26.597437113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846" calcext:value-type="float">
            <text:p>325846</text:p>
          </table:table-cell>
          <table:table-cell table:style-name="ce4" office:value-type="float" office:value="1229.60754717" calcext:value-type="float">
            <text:p>1229.60754717</text:p>
          </table:table-cell>
          <table:table-cell table:style-name="ce4" office:value-type="float" office:value="42.4298393091" calcext:value-type="float">
            <text:p>42.4298393091</text:p>
          </table:table-cell>
          <table:table-cell table:style-name="ce4" office:value-type="float" office:value="1230" calcext:value-type="float">
            <text:p>1230</text:p>
          </table:table-cell>
          <table:table-cell table:style-name="ce1" office:value-type="float" office:value="29.6749248335" calcext:value-type="float">
            <text:p>29.6749248335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271418" calcext:value-type="float">
            <text:p>1271418</text:p>
          </table:table-cell>
          <table:table-cell table:style-name="ce1" office:value-type="float" office:value="2497.87426326" calcext:value-type="float">
            <text:p>2497.87426326</text:p>
          </table:table-cell>
          <table:table-cell table:style-name="ce1" office:value-type="float" office:value="64.6285434646" calcext:value-type="float">
            <text:p>64.6285434646</text:p>
          </table:table-cell>
          <table:table-cell table:style-name="ce1" office:value-type="float" office:value="2498" calcext:value-type="float">
            <text:p>2498</text:p>
          </table:table-cell>
          <table:table-cell table:style-name="ce1"/>
          <table:table-cell table:style-name="ce1" office:value-type="string" calcext:value-type="string">
            <text:p>xs_set_permission</text:p>
          </table:table-cell>
          <table:table-cell table:style-name="ce1" table:formula="of:=[.B14]" office:value-type="float" office:value="9.03279026603" calcext:value-type="float">
            <text:p>9.032790266</text:p>
          </table:table-cell>
          <table:table-cell table:style-name="ce1" table:formula="of:=[.H14]" office:value-type="float" office:value="8.78604016744" calcext:value-type="float">
            <text:p>8.7860401674</text:p>
          </table:table-cell>
          <table:table-cell table:style-name="ce1" table:formula="of:=[.N14]" office:value-type="float" office:value="8.3922552002" calcext:value-type="float">
            <text:p>8.3922552002</text:p>
          </table:table-cell>
          <table:table-cell table:style-name="ce1" table:formula="of:=[.T14]" office:value-type="float" office:value="8.42350781937" calcext:value-type="float">
            <text:p>8.4235078194</text:p>
          </table:table-cell>
          <table:table-cell table:style-name="ce1" table:formula="of:=[.B34]" office:value-type="float" office:value="7.74832646961" calcext:value-type="float">
            <text:p>7.7483264696</text:p>
          </table:table-cell>
          <table:table-cell table:style-name="ce1" table:formula="of:=[.H34]" office:value-type="float" office:value="7.56409546487" calcext:value-type="float">
            <text:p>7.5640954649</text:p>
          </table:table-cell>
          <table:table-cell table:style-name="ce1" table:formula="of:=[.N34]" office:value-type="float" office:value="5.69686886674" calcext:value-type="float">
            <text:p>5.6968688667</text:p>
          </table:table-cell>
          <table:table-cell table:style-name="ce1" table:formula="of:=[.T34]" office:value-type="float" office:value="3.98159705593" calcext:value-type="float">
            <text:p>3.9815970559</text:p>
          </table:table-cell>
          <table:table-cell table:style-name="ce1" table:formula="of:=[.B56]" office:value-type="float" office:value="2.47538370243" calcext:value-type="float">
            <text:p>2.4753837024</text:p>
          </table:table-cell>
          <table:table-cell table:style-name="ce1" table:formula="of:=[.H56]" office:value-type="float" office:value="1.37972209502" calcext:value-type="float">
            <text:p>1.379722095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0999099667538" calcext:value-type="float">
            <text:p>0.09990996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224" calcext:value-type="float">
            <text:p>1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224</text:p>
          </table:table-cell>
          <table:table-cell office:value-type="float" office:value="0.058210016324" calcext:value-type="float">
            <text:p>0.0582100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B6]" office:value-type="float" office:value="2.9464838111" calcext:value-type="float">
            <text:p>2.9464838111</text:p>
          </table:table-cell>
          <table:table-cell table:formula="of:=[.H6]" office:value-type="float" office:value="3.51817882508" calcext:value-type="float">
            <text:p>3.5181788251</text:p>
          </table:table-cell>
          <table:table-cell table:formula="of:=[.N6]" office:value-type="float" office:value="3.41404258818" calcext:value-type="float">
            <text:p>3.4140425882</text:p>
          </table:table-cell>
          <table:table-cell table:formula="of:=[.T6]" office:value-type="float" office:value="4.80633196956" calcext:value-type="float">
            <text:p>4.8063319696</text:p>
          </table:table-cell>
          <table:table-cell table:formula="of:=[.B26]" office:value-type="float" office:value="6.65119015439" calcext:value-type="float">
            <text:p>6.6511901544</text:p>
          </table:table-cell>
          <table:table-cell table:formula="of:=[.H26]" office:value-type="float" office:value="10.2342322388" calcext:value-type="float">
            <text:p>10.2342322388</text:p>
          </table:table-cell>
          <table:table-cell table:formula="of:=[.N26]" office:value-type="float" office:value="15.6504672654" calcext:value-type="float">
            <text:p>15.6504672654</text:p>
          </table:table-cell>
          <table:table-cell table:formula="of:=[.T26]" office:value-type="float" office:value="21.9902277786" calcext:value-type="float">
            <text:p>21.9902277786</text:p>
          </table:table-cell>
          <table:table-cell table:formula="of:=[.B48]" office:value-type="float" office:value="26.5974371135" calcext:value-type="float">
            <text:p>26.5974371135</text:p>
          </table:table-cell>
          <table:table-cell table:formula="of:=[.H48]" office:value-type="float" office:value="29.6749248335" calcext:value-type="float">
            <text:p>29.674924833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0.379070167978" calcext:value-type="float">
            <text:p>0.37907016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644" calcext:value-type="float">
            <text:p>4644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22" calcext:value-type="float">
            <text:p>2322</text:p>
          </table:table-cell>
          <table:table-cell office:value-type="float" office:value="0.19285860661" calcext:value-type="float">
            <text:p>0.1928586066</text:p>
          </table:table-cell>
          <table:table-cell office:value-type="float" office:value="2" calcext:value-type="float">
            <text:p>2</text:p>
          </table:table-cell>
          <table:table-cell office:value-type="float" office:value="8263" calcext:value-type="float">
            <text:p>8263</text:p>
          </table:table-cell>
          <table:table-cell office:value-type="float" office:value="4131.5" calcext:value-type="float">
            <text:p>4131.5</text:p>
          </table:table-cell>
          <table:table-cell office:value-type="float" office:value="504.5" calcext:value-type="float">
            <text:p>504.5</text:p>
          </table:table-cell>
          <table:table-cell office:value-type="float" office:value="4131.5" calcext:value-type="float">
            <text:p>4131.5</text:p>
          </table:table-cell>
          <table:table-cell/>
          <table:table-cell office:value-type="string" calcext:value-type="string">
            <text:p>other functions</text:p>
          </table:table-cell>
          <table:table-cell table:formula="of:=100 - SUM([.P46:.P49])" office:value-type="float" office:value="15.68622396377" calcext:value-type="float">
            <text:p>15.6862239638</text:p>
          </table:table-cell>
          <table:table-cell table:formula="of:=100 - SUM([.Q46:.Q49])" office:value-type="float" office:value="13.17200507978" calcext:value-type="float">
            <text:p>13.1720050798</text:p>
          </table:table-cell>
          <table:table-cell table:formula="of:=100 - SUM([.R46:.R49])" office:value-type="float" office:value="12.72917865662" calcext:value-type="float">
            <text:p>12.7291786566</text:p>
          </table:table-cell>
          <table:table-cell table:formula="of:=100 - SUM([.S46:.S49])" office:value-type="float" office:value="12.93924215197" calcext:value-type="float">
            <text:p>12.939242152</text:p>
          </table:table-cell>
          <table:table-cell table:formula="of:=100 - SUM([.T46:.T49])" office:value-type="float" office:value="16.7353039386" calcext:value-type="float">
            <text:p>16.7353039386</text:p>
          </table:table-cell>
          <table:table-cell table:formula="of:=100 - SUM([.U46:.U49])" office:value-type="float" office:value="10.63624785423" calcext:value-type="float">
            <text:p>10.6362478542</text:p>
          </table:table-cell>
          <table:table-cell table:formula="of:=100 - SUM([.V46:.V49])" office:value-type="float" office:value="9.31411414535999" calcext:value-type="float">
            <text:p>9.3141141454</text:p>
          </table:table-cell>
          <table:table-cell table:formula="of:=100 - SUM([.W46:.W49])" office:value-type="float" office:value="6.36732931496999" calcext:value-type="float">
            <text:p>6.367329315</text:p>
          </table:table-cell>
          <table:table-cell table:formula="of:=100 - SUM([.X46:.X49])" office:value-type="float" office:value="3.77241750279001" calcext:value-type="float">
            <text:p>3.7724175028</text:p>
          </table:table-cell>
          <table:table-cell table:formula="of:=100 - SUM([.Y46:.Y49])" office:value-type="float" office:value="2.13082736173999" calcext:value-type="float">
            <text:p>2.13082736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0286506522309" calcext:value-type="float">
            <text:p>0.028650652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5.5" calcext:value-type="float">
            <text:p>175.5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175.5" calcext:value-type="float">
            <text:p>175.5</text:p>
          </table:table-cell>
          <table:table-cell office:value-type="float" office:value="0.00639516618796" calcext:value-type="float">
            <text:p>0.006395166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0228552211528" calcext:value-type="float">
            <text:p>0.00228552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0.000583500564595" calcext:value-type="float">
            <text:p>0.0005835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tailed xenstore functions impact – absolute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57.6333581748" calcext:value-type="float">
            <text:p>57.633358174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06068" calcext:value-type="float">
            <text:p>706068</text:p>
          </table:table-cell>
          <table:table-cell table:style-name="ce4" office:value-type="float" office:value="1267.62657092" calcext:value-type="float">
            <text:p>1267.62657092</text:p>
          </table:table-cell>
          <table:table-cell table:style-name="ce4" office:value-type="float" office:value="318.119035134" calcext:value-type="float">
            <text:p>318.119035134</text:p>
          </table:table-cell>
          <table:table-cell table:style-name="ce4" office:value-type="float" office:value="1270" calcext:value-type="float">
            <text:p>1270</text:p>
          </table:table-cell>
          <table:table-cell table:style-name="ce1" office:value-type="float" office:value="61.5720298771" calcext:value-type="float">
            <text:p>61.5720298771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638045" calcext:value-type="float">
            <text:p>2638045</text:p>
          </table:table-cell>
          <table:table-cell table:style-name="ce1" office:value-type="float" office:value="2524.44497608" calcext:value-type="float">
            <text:p>2524.44497608</text:p>
          </table:table-cell>
          <table:table-cell table:style-name="ce1" office:value-type="float" office:value="585.824607622" calcext:value-type="float">
            <text:p>585.824607622</text:p>
          </table:table-cell>
          <table:table-cell table:style-name="ce1" office:value-type="float" office:value="2528" calcext:value-type="float">
            <text:p>2528</text:p>
          </table:table-cell>
          <table:table-cell table:style-name="ce1"/>
          <table:table-cell table:style-name="ce1" office:value-type="string" calcext:value-type="string">
            <text:p>Currently running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00457104423057" calcext:value-type="float">
            <text:p>0.0045710442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.66666666667" calcext:value-type="float">
            <text:p>4.6666666667</text:p>
          </table:table-cell>
          <table:table-cell table:style-name="ce3" office:value-type="float" office:value="2.80871659106" calcext:value-type="float">
            <text:p>2.808716591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0151710146795" calcext:value-type="float">
            <text:p>0.00151710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.41666666667" calcext:value-type="float">
            <text:p>5.4166666667</text:p>
          </table:table-cell>
          <table:table-cell office:value-type="float" office:value="3.35306658979" calcext:value-type="float">
            <text:p>3.353066589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0.602398328957" calcext:value-type="float">
            <text:p>0.602398329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7380" calcext:value-type="float">
            <text:p>7380</text:p>
          </table:table-cell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159.128878586" calcext:value-type="float">
            <text:p>159.128878586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0.353718042258" calcext:value-type="float">
            <text:p>0.3537180423</text:p>
          </table:table-cell>
          <table:table-cell office:value-type="float" office:value="6" calcext:value-type="float">
            <text:p>6</text:p>
          </table:table-cell>
          <table:table-cell office:value-type="float" office:value="15155" calcext:value-type="float">
            <text:p>15155</text:p>
          </table:table-cell>
          <table:table-cell office:value-type="float" office:value="2525.83333333" calcext:value-type="float">
            <text:p>2525.83333333</text:p>
          </table:table-cell>
          <table:table-cell office:value-type="float" office:value="155.109011845" calcext:value-type="float">
            <text:p>155.109011845</text:p>
          </table:table-cell>
          <table:table-cell office:value-type="float" office:value="2582.5" calcext:value-type="float">
            <text:p>2582.5</text:p>
          </table:table-cell>
          <table:table-cell/>
          <table:table-cell office:value-type="string" calcext:value-type="string">
            <text:p>xs_read</text:p>
          </table:table-cell>
          <table:table-cell table:formula="of:=[.D11]" office:value-type="float" office:value="8232" calcext:value-type="float">
            <text:p>8232</text:p>
          </table:table-cell>
          <table:table-cell table:formula="of:=[.J11]" office:value-type="float" office:value="11607" calcext:value-type="float">
            <text:p>11607</text:p>
          </table:table-cell>
          <table:table-cell table:formula="of:=[.P11]" office:value-type="float" office:value="14848" calcext:value-type="float">
            <text:p>14848</text:p>
          </table:table-cell>
          <table:table-cell table:formula="of:=[.V11]" office:value-type="float" office:value="14898" calcext:value-type="float">
            <text:p>14898</text:p>
          </table:table-cell>
          <table:table-cell table:formula="of:=[.D31]" office:value-type="float" office:value="18711" calcext:value-type="float">
            <text:p>18711</text:p>
          </table:table-cell>
          <table:table-cell table:formula="of:=[.J31]" office:value-type="float" office:value="33122" calcext:value-type="float">
            <text:p>33122</text:p>
          </table:table-cell>
          <table:table-cell table:formula="of:=[.P31]" office:value-type="float" office:value="65985" calcext:value-type="float">
            <text:p>65985</text:p>
          </table:table-cell>
          <table:table-cell table:formula="of:=[.V31]" office:value-type="float" office:value="201761" calcext:value-type="float">
            <text:p>201761</text:p>
          </table:table-cell>
          <table:table-cell table:formula="of:=[.D53]" office:value-type="float" office:value="706068" calcext:value-type="float">
            <text:p>706068</text:p>
          </table:table-cell>
          <table:table-cell table:formula="of:=[.J53]" office:value-type="float" office:value="2638045" calcext:value-type="float">
            <text:p>26380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2.47538370243" calcext:value-type="float">
            <text:p>2.47538370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326" calcext:value-type="float">
            <text:p>30326</text:p>
          </table:table-cell>
          <table:table-cell table:style-name="ce5" office:value-type="float" office:value="1318.52173913" calcext:value-type="float">
            <text:p>1318.52173913</text:p>
          </table:table-cell>
          <table:table-cell table:style-name="ce5" office:value-type="float" office:value="122.274413252" calcext:value-type="float">
            <text:p>122.274413252</text:p>
          </table:table-cell>
          <table:table-cell table:style-name="ce5" office:value-type="float" office:value="1293" calcext:value-type="float">
            <text:p>1293</text:p>
          </table:table-cell>
          <table:table-cell table:style-name="ce2" office:value-type="float" office:value="1.37972209502" calcext:value-type="float">
            <text:p>1.37972209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9114" calcext:value-type="float">
            <text:p>59114</text:p>
          </table:table-cell>
          <table:table-cell table:style-name="ce2" office:value-type="float" office:value="2570.17391304" calcext:value-type="float">
            <text:p>2570.17391304</text:p>
          </table:table-cell>
          <table:table-cell table:style-name="ce2" office:value-type="float" office:value="214.543327371" calcext:value-type="float">
            <text:p>214.543327371</text:p>
          </table:table-cell>
          <table:table-cell table:style-name="ce2" office:value-type="float" office:value="2517" calcext:value-type="float">
            <text:p>2517</text:p>
          </table:table-cell>
          <table:table-cell table:style-name="ce2"/>
          <table:table-cell table:style-name="ce2" office:value-type="string" calcext:value-type="string">
            <text:p>xs_write</text:p>
          </table:table-cell>
          <table:table-cell table:style-name="ce2" table:formula="of:=[.D18]" office:value-type="float" office:value="19828" calcext:value-type="float">
            <text:p>19828</text:p>
          </table:table-cell>
          <table:table-cell table:style-name="ce2" table:formula="of:=[.J18]" office:value-type="float" office:value="20082" calcext:value-type="float">
            <text:p>20082</text:p>
          </table:table-cell>
          <table:table-cell table:style-name="ce2" table:formula="of:=[.P18]" office:value-type="float" office:value="21867" calcext:value-type="float">
            <text:p>21867</text:p>
          </table:table-cell>
          <table:table-cell table:style-name="ce2" table:formula="of:=[.V18]" office:value-type="float" office:value="23720" calcext:value-type="float">
            <text:p>23720</text:p>
          </table:table-cell>
          <table:table-cell table:style-name="ce2" table:formula="of:=[.D38]" office:value-type="float" office:value="24599" calcext:value-type="float">
            <text:p>24599</text:p>
          </table:table-cell>
          <table:table-cell table:style-name="ce2" table:formula="of:=[.J38]" office:value-type="float" office:value="31498" calcext:value-type="float">
            <text:p>31498</text:p>
          </table:table-cell>
          <table:table-cell table:style-name="ce2" table:formula="of:=[.P38]" office:value-type="float" office:value="40709" calcext:value-type="float">
            <text:p>40709</text:p>
          </table:table-cell>
          <table:table-cell table:style-name="ce2" table:formula="of:=[.V38]" office:value-type="float" office:value="70898" calcext:value-type="float">
            <text:p>70898</text:p>
          </table:table-cell>
          <table:table-cell table:style-name="ce2" table:formula="of:=[.D60]" office:value-type="float" office:value="116647" calcext:value-type="float">
            <text:p>116647</text:p>
          </table:table-cell>
          <table:table-cell table:style-name="ce2" table:formula="of:=[.J60]" office:value-type="float" office:value="224614" calcext:value-type="float">
            <text:p>224614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1.1133757733" calcext:value-type="float">
            <text:p>1.113375773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640" calcext:value-type="float">
            <text:p>13640</text:p>
          </table:table-cell>
          <table:table-cell table:style-name="ce3" office:value-type="float" office:value="4546.66666667" calcext:value-type="float">
            <text:p>4546.66666667</text:p>
          </table:table-cell>
          <table:table-cell table:style-name="ce3" office:value-type="float" office:value="508.567487054" calcext:value-type="float">
            <text:p>508.567487054</text:p>
          </table:table-cell>
          <table:table-cell table:style-name="ce3" office:value-type="float" office:value="4834" calcext:value-type="float">
            <text:p>4834</text:p>
          </table:table-cell>
          <table:table-cell office:value-type="float" office:value="0.611345211538" calcext:value-type="float">
            <text:p>0.6113452115</text:p>
          </table:table-cell>
          <table:table-cell office:value-type="float" office:value="3" calcext:value-type="float">
            <text:p>3</text:p>
          </table:table-cell>
          <table:table-cell office:value-type="float" office:value="26193" calcext:value-type="float">
            <text:p>26193</text:p>
          </table:table-cell>
          <table:table-cell office:value-type="float" office:value="8731" calcext:value-type="float">
            <text:p>8731</text:p>
          </table:table-cell>
          <table:table-cell office:value-type="float" office:value="926.235751127" calcext:value-type="float">
            <text:p>926.235751127</text:p>
          </table:table-cell>
          <table:table-cell office:value-type="float" office:value="9324" calcext:value-type="float">
            <text:p>9324</text:p>
          </table:table-cell>
          <table:table-cell/>
          <table:table-cell office:value-type="string" calcext:value-type="string">
            <text:p>xs_set_permission</text:p>
          </table:table-cell>
          <table:table-cell table:formula="of:=[.D14]" office:value-type="float" office:value="3504" calcext:value-type="float">
            <text:p>3504</text:p>
          </table:table-cell>
          <table:table-cell table:formula="of:=[.J14]" office:value-type="float" office:value="3736" calcext:value-type="float">
            <text:p>3736</text:p>
          </table:table-cell>
          <table:table-cell table:formula="of:=[.P14]" office:value-type="float" office:value="4083" calcext:value-type="float">
            <text:p>4083</text:p>
          </table:table-cell>
          <table:table-cell table:formula="of:=[.V14]" office:value-type="float" office:value="4406" calcext:value-type="float">
            <text:p>4406</text:p>
          </table:table-cell>
          <table:table-cell table:formula="of:=[.D34]" office:value-type="float" office:value="4873" calcext:value-type="float">
            <text:p>4873</text:p>
          </table:table-cell>
          <table:table-cell table:formula="of:=[.J34]" office:value-type="float" office:value="6830" calcext:value-type="float">
            <text:p>6830</text:p>
          </table:table-cell>
          <table:table-cell table:formula="of:=[.P34]" office:value-type="float" office:value="8766" calcext:value-type="float">
            <text:p>8766</text:p>
          </table:table-cell>
          <table:table-cell table:formula="of:=[.V34]" office:value-type="float" office:value="16045" calcext:value-type="float">
            <text:p>16045</text:p>
          </table:table-cell>
          <table:table-cell table:formula="of:=[.D56]" office:value-type="float" office:value="30326" calcext:value-type="float">
            <text:p>30326</text:p>
          </table:table-cell>
          <table:table-cell table:formula="of:=[.J56]" office:value-type="float" office:value="59114" calcext:value-type="float">
            <text:p>591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1.11917120438" calcext:value-type="float">
            <text:p>1.119171204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711" calcext:value-type="float">
            <text:p>13711</text:p>
          </table:table-cell>
          <table:table-cell table:style-name="ce3" office:value-type="float" office:value="4570.33333333" calcext:value-type="float">
            <text:p>4570.33333333</text:p>
          </table:table-cell>
          <table:table-cell table:style-name="ce3" office:value-type="float" office:value="211.668503929" calcext:value-type="float">
            <text:p>211.668503929</text:p>
          </table:table-cell>
          <table:table-cell table:style-name="ce3" office:value-type="float" office:value="4689" calcext:value-type="float">
            <text:p>4689</text:p>
          </table:table-cell>
          <table:table-cell office:value-type="float" office:value="0.605580225959" calcext:value-type="float">
            <text:p>0.605580226</text:p>
          </table:table-cell>
          <table:table-cell office:value-type="float" office:value="3" calcext:value-type="float">
            <text:p>3</text:p>
          </table:table-cell>
          <table:table-cell office:value-type="float" office:value="25946" calcext:value-type="float">
            <text:p>25946</text:p>
          </table:table-cell>
          <table:table-cell office:value-type="float" office:value="8648.66666667" calcext:value-type="float">
            <text:p>8648.66666667</text:p>
          </table:table-cell>
          <table:table-cell office:value-type="float" office:value="499.755495773" calcext:value-type="float">
            <text:p>499.755495773</text:p>
          </table:table-cell>
          <table:table-cell office:value-type="float" office:value="8992" calcext:value-type="float">
            <text:p>8992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D6]" office:value-type="float" office:value="1143" calcext:value-type="float">
            <text:p>1143</text:p>
          </table:table-cell>
          <table:table-cell table:formula="of:=[.J6]" office:value-type="float" office:value="1496" calcext:value-type="float">
            <text:p>1496</text:p>
          </table:table-cell>
          <table:table-cell table:formula="of:=[.P6]" office:value-type="float" office:value="1661" calcext:value-type="float">
            <text:p>1661</text:p>
          </table:table-cell>
          <table:table-cell table:formula="of:=[.V6]" office:value-type="float" office:value="2514" calcext:value-type="float">
            <text:p>2514</text:p>
          </table:table-cell>
          <table:table-cell table:formula="of:=[.D26]" office:value-type="float" office:value="4183" calcext:value-type="float">
            <text:p>4183</text:p>
          </table:table-cell>
          <table:table-cell table:formula="of:=[.J26]" office:value-type="float" office:value="9241" calcext:value-type="float">
            <text:p>9241</text:p>
          </table:table-cell>
          <table:table-cell table:formula="of:=[.P26]" office:value-type="float" office:value="24082" calcext:value-type="float">
            <text:p>24082</text:p>
          </table:table-cell>
          <table:table-cell table:formula="of:=[.V26]" office:value-type="float" office:value="88616" calcext:value-type="float">
            <text:p>88616</text:p>
          </table:table-cell>
          <table:table-cell table:formula="of:=[.D48]" office:value-type="float" office:value="325846" calcext:value-type="float">
            <text:p>325846</text:p>
          </table:table-cell>
          <table:table-cell table:formula="of:=[.J48]" office:value-type="float" office:value="1271418" calcext:value-type="float">
            <text:p>12714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0.414495760765" calcext:value-type="float">
            <text:p>0.414495760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5078" calcext:value-type="float">
            <text:p>5078</text:p>
          </table:table-cell>
          <table:table-cell table:style-name="ce3" office:value-type="float" office:value="2539" calcext:value-type="float">
            <text:p>2539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2539" calcext:value-type="float">
            <text:p>2539</text:p>
          </table:table-cell>
          <table:table-cell office:value-type="float" office:value="0.298122108463" calcext:value-type="float">
            <text:p>0.2981221085</text:p>
          </table:table-cell>
          <table:table-cell office:value-type="float" office:value="2" calcext:value-type="float">
            <text:p>2</text:p>
          </table:table-cell>
          <table:table-cell office:value-type="float" office:value="12773" calcext:value-type="float">
            <text:p>12773</text:p>
          </table:table-cell>
          <table:table-cell office:value-type="float" office:value="6386.5" calcext:value-type="float">
            <text:p>6386.5</text:p>
          </table:table-cell>
          <table:table-cell office:value-type="float" office:value="4858.5" calcext:value-type="float">
            <text:p>4858.5</text:p>
          </table:table-cell>
          <table:table-cell office:value-type="float" office:value="6386.5" calcext:value-type="float">
            <text:p>6386.5</text:p>
          </table:table-cell>
          <table:table-cell/>
          <table:table-cell office:value-type="string" calcext:value-type="string">
            <text:p>xs other functions</text:p>
          </table:table-cell>
          <table:table-cell table:formula="of:=[.B68]-SUM([.P55:.P58])" office:value-type="float" office:value="6085" calcext:value-type="float">
            <text:p>6085</text:p>
          </table:table-cell>
          <table:table-cell table:formula="of:=[.B69]-SUM([.Q55:.Q58])" office:value-type="float" office:value="5601" calcext:value-type="float">
            <text:p>5601</text:p>
          </table:table-cell>
          <table:table-cell table:formula="of:=[.B70]-SUM([.R55:.R58])" office:value-type="float" office:value="6193" calcext:value-type="float">
            <text:p>6193</text:p>
          </table:table-cell>
          <table:table-cell table:formula="of:=[.B71]-SUM([.S55:.S58])" office:value-type="float" office:value="6768" calcext:value-type="float">
            <text:p>6768</text:p>
          </table:table-cell>
          <table:table-cell table:formula="of:=[.B72]-SUM([.T55:.T58])" office:value-type="float" office:value="10525" calcext:value-type="float">
            <text:p>10525</text:p>
          </table:table-cell>
          <table:table-cell table:formula="of:=[.B73]-SUM([.U55:.U58])" office:value-type="float" office:value="9604" calcext:value-type="float">
            <text:p>9604</text:p>
          </table:table-cell>
          <table:table-cell table:formula="of:=[.B74] - SUM([.V55:.V58])" office:value-type="float" office:value="14332" calcext:value-type="float">
            <text:p>14332</text:p>
          </table:table-cell>
          <table:table-cell table:formula="of:=[.B75] - SUM([.W55:.W58])" office:value-type="float" office:value="25659" calcext:value-type="float">
            <text:p>25659</text:p>
          </table:table-cell>
          <table:table-cell table:formula="of:=[.B76] - SUM([.X55:.X58])" office:value-type="float" office:value="46216" calcext:value-type="float">
            <text:p>46216</text:p>
          </table:table-cell>
          <table:table-cell table:formula="of:=[.B77] - SUM([.Y55:.Y58])" office:value-type="float" office:value="91295" calcext:value-type="float">
            <text:p>9129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9.52140350648" calcext:value-type="float">
            <text:p>9.521403506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16647" calcext:value-type="float">
            <text:p>116647</text:p>
          </table:table-cell>
          <table:table-cell table:style-name="ce4" office:value-type="float" office:value="2200.88679245" calcext:value-type="float">
            <text:p>2200.88679245</text:p>
          </table:table-cell>
          <table:table-cell table:style-name="ce4" office:value-type="float" office:value="526.598757438" calcext:value-type="float">
            <text:p>526.598757438</text:p>
          </table:table-cell>
          <table:table-cell table:style-name="ce4" office:value-type="float" office:value="2028" calcext:value-type="float">
            <text:p>2028</text:p>
          </table:table-cell>
          <table:table-cell table:style-name="ce1" office:value-type="float" office:value="5.24249583264" calcext:value-type="float">
            <text:p>5.24249583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4614" calcext:value-type="float">
            <text:p>224614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2536.22530396" calcext:value-type="float">
            <text:p>2536.22530396</text:p>
          </table:table-cell>
          <table:table-cell table:style-name="ce1" office:value-type="float" office:value="3678" calcext:value-type="float">
            <text:p>3678</text:p>
          </table:table-cell>
          <table:table-cell table:style-name="ce1"/>
          <table:table-cell table:style-name="ce1" office:value-type="string" calcext:value-type="string">
            <text:p>rest of the boot process</text:p>
          </table:table-cell>
          <table:table-cell table:style-name="ce1" table:formula="of:=[.D68]" office:value-type="float" office:value="190097" calcext:value-type="float">
            <text:p>190097</text:p>
          </table:table-cell>
          <table:table-cell table:style-name="ce1" table:formula="of:=[.D69]" office:value-type="float" office:value="140037" calcext:value-type="float">
            <text:p>140037</text:p>
          </table:table-cell>
          <table:table-cell table:style-name="ce1" table:formula="of:=[.D70]" office:value-type="float" office:value="137747" calcext:value-type="float">
            <text:p>137747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3]" office:value-type="float" office:value="140875" calcext:value-type="float">
            <text:p>140875</text:p>
          </table:table-cell>
          <table:table-cell table:style-name="ce1" table:formula="of:=[.D74]" office:value-type="float" office:value="142905" calcext:value-type="float">
            <text:p>142905</text:p>
          </table:table-cell>
          <table:table-cell table:style-name="ce1" table:formula="of:=[.D75]" office:value-type="float" office:value="144024" calcext:value-type="float">
            <text:p>144024</text:p>
          </table:table-cell>
          <table:table-cell table:style-name="ce1" table:formula="of:=[.D76]" office:value-type="float" office:value="152478" calcext:value-type="float">
            <text:p>152478</text:p>
          </table:table-cell>
          <table:table-cell table:style-name="ce1" table:formula="of:=[.D77]" office:value-type="float" office:value="165739" calcext:value-type="float">
            <text:p>165739</text:p>
          </table:table-cell>
          <table:table-cell table:style-name="ce1"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us)</text:p>
          </table:table-cell>
          <table:table-cell office:value-type="string" calcext:value-type="string">
            <text:p>Total boot time (us)</text:p>
          </table:table-cell>
          <table:table-cell office:value-type="string" calcext:value-type="string">
            <text:p>Rest of the boot process (us)</text:p>
          </table:table-cell>
          <table:table-cell table:number-columns-repeated="10"/>
          <table:table-cell office:value-type="string" calcext:value-type="string">
            <text:p>Detailed xenstore functions impact – number of fn invocations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92" calcext:value-type="float">
            <text:p>38792</text:p>
          </table:table-cell>
          <table:table-cell office:value-type="float" office:value="228889" calcext:value-type="float">
            <text:p>228889</text:p>
          </table:table-cell>
          <table:table-cell table:formula="of:=[.C68]-[.B68]" office:value-type="float" office:value="190097" calcext:value-type="float">
            <text:p>19009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22" calcext:value-type="float">
            <text:p>42522</text:p>
          </table:table-cell>
          <table:table-cell office:value-type="float" office:value="182559" calcext:value-type="float">
            <text:p>182559</text:p>
          </table:table-cell>
          <table:table-cell table:formula="of:=[.C69]-[.B69]" office:value-type="float" office:value="140037" calcext:value-type="float">
            <text:p>140037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186399" calcext:value-type="float">
            <text:p>186399</text:p>
          </table:table-cell>
          <table:table-cell table:formula="of:=[.C70]-[.B70]" office:value-type="float" office:value="137747" calcext:value-type="float">
            <text:p>137747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301" calcext:value-type="float">
            <text:p>301</text:p>
          </table:table-cell>
          <table:table-cell office:value-type="float" office:value="577" calcext:value-type="float">
            <text:p>577</text:p>
          </table:table-cell>
          <table:table-cell office:value-type="float" office:value="1045" calcext:value-type="float">
            <text:p>104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306" calcext:value-type="float">
            <text:p>52306</text:p>
          </table:table-cell>
          <table:table-cell office:value-type="float" office:value="192221" calcext:value-type="float">
            <text:p>192221</text:p>
          </table:table-cell>
          <table:table-cell table:formula="of:=[.C71]-[.B71]" office:value-type="float" office:value="139915" calcext:value-type="float">
            <text:p>13991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891" calcext:value-type="float">
            <text:p>62891</text:p>
          </table:table-cell>
          <table:table-cell office:value-type="float" office:value="204742" calcext:value-type="float">
            <text:p>204742</text:p>
          </table:table-cell>
          <table:table-cell table:formula="of:=[.C72]-[.B72]" office:value-type="float" office:value="141851" calcext:value-type="float">
            <text:p>141851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509" calcext:value-type="float">
            <text:p>509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295" calcext:value-type="float">
            <text:p>90295</text:p>
          </table:table-cell>
          <table:table-cell office:value-type="float" office:value="231170" calcext:value-type="float">
            <text:p>231170</text:p>
          </table:table-cell>
          <table:table-cell table:formula="of:=[.C73]-[.B73]" office:value-type="float" office:value="140875" calcext:value-type="float">
            <text:p>140875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874" calcext:value-type="float">
            <text:p>153874</text:p>
          </table:table-cell>
          <table:table-cell office:value-type="float" office:value="296779" calcext:value-type="float">
            <text:p>296779</text:p>
          </table:table-cell>
          <table:table-cell table:formula="of:=[.C74]-[.B74]" office:value-type="float" office:value="142905" calcext:value-type="float">
            <text:p>142905</text:p>
          </table:table-cell>
          <table:table-cell table:number-columns-repeated="10"/>
          <table:table-cell office:value-type="string" calcext:value-type="string">
            <text:p>Detailed xenstore functions impact – average fn latency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2979" calcext:value-type="float">
            <text:p>402979</text:p>
          </table:table-cell>
          <table:table-cell office:value-type="float" office:value="547003" calcext:value-type="float">
            <text:p>547003</text:p>
          </table:table-cell>
          <table:table-cell table:formula="of:=[.C75]-[.B75]" office:value-type="float" office:value="144024" calcext:value-type="float">
            <text:p>144024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5103" calcext:value-type="float">
            <text:p>1225103</text:p>
          </table:table-cell>
          <table:table-cell office:value-type="float" office:value="1377581" calcext:value-type="float">
            <text:p>1377581</text:p>
          </table:table-cell>
          <table:table-cell table:formula="of:=[.C76]-[.B76]" office:value-type="float" office:value="152478" calcext:value-type="float">
            <text:p>152478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84486" calcext:value-type="float">
            <text:p>4284486</text:p>
          </table:table-cell>
          <table:table-cell office:value-type="float" office:value="4450225" calcext:value-type="float">
            <text:p>4450225</text:p>
          </table:table-cell>
          <table:table-cell table:formula="of:=[.C77]-[.B77]" office:value-type="float" office:value="165739" calcext:value-type="float">
            <text:p>165739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E11]" office:value-type="float" office:value="182.933333333" calcext:value-type="float">
            <text:p>182.933333333</text:p>
          </table:table-cell>
          <table:table-cell table:formula="of:=[.K11]" office:value-type="float" office:value="236.87755102" calcext:value-type="float">
            <text:p>236.87755102</text:p>
          </table:table-cell>
          <table:table-cell table:formula="of:=[.Q11]" office:value-type="float" office:value="280.150943396" calcext:value-type="float">
            <text:p>280.150943396</text:p>
          </table:table-cell>
          <table:table-cell table:formula="of:=[.W11]" office:value-type="float" office:value="244.229508197" calcext:value-type="float">
            <text:p>244.229508197</text:p>
          </table:table-cell>
          <table:table-cell table:formula="of:=[.E31]" office:value-type="float" office:value="243" calcext:value-type="float">
            <text:p>243</text:p>
          </table:table-cell>
          <table:table-cell table:formula="of:=[.K31]" office:value-type="float" office:value="303.871559633" calcext:value-type="float">
            <text:p>303.871559633</text:p>
          </table:table-cell>
          <table:table-cell table:formula="of:=[.Q31]" office:value-type="float" office:value="381.416184971" calcext:value-type="float">
            <text:p>381.416184971</text:p>
          </table:table-cell>
          <table:table-cell table:formula="of:=[.W31]" office:value-type="float" office:value="670.302325581" calcext:value-type="float">
            <text:p>670.302325581</text:p>
          </table:table-cell>
          <table:table-cell table:formula="of:=[.E53]" office:value-type="float" office:value="1267.62657092" calcext:value-type="float">
            <text:p>1267.62657092</text:p>
          </table:table-cell>
          <table:table-cell table:formula="of:=[.K53]" office:value-type="float" office:value="2524.44497608" calcext:value-type="float">
            <text:p>2524.4449760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2" office:value-type="string" calcext:value-type="string">
            <text:p>xs_write</text:p>
          </table:table-cell>
          <table:table-cell table:formula="of:=[.E18]" office:value-type="float" office:value="374.113207547" calcext:value-type="float">
            <text:p>374.113207547</text:p>
          </table:table-cell>
          <table:table-cell table:formula="of:=[.K18]" office:value-type="float" office:value="378.905660377" calcext:value-type="float">
            <text:p>378.905660377</text:p>
          </table:table-cell>
          <table:table-cell table:formula="of:=[.Q18]" office:value-type="float" office:value="412.58490566" calcext:value-type="float">
            <text:p>412.58490566</text:p>
          </table:table-cell>
          <table:table-cell table:formula="of:=[.W18]" office:value-type="float" office:value="447.547169811" calcext:value-type="float">
            <text:p>447.547169811</text:p>
          </table:table-cell>
          <table:table-cell table:formula="of:=[.E38]" office:value-type="float" office:value="464.132075472" calcext:value-type="float">
            <text:p>464.132075472</text:p>
          </table:table-cell>
          <table:table-cell table:formula="of:=[.K38]" office:value-type="float" office:value="594.301886792" calcext:value-type="float">
            <text:p>594.301886792</text:p>
          </table:table-cell>
          <table:table-cell table:formula="of:=[.Q38]" office:value-type="float" office:value="768.094339623" calcext:value-type="float">
            <text:p>768.094339623</text:p>
          </table:table-cell>
          <table:table-cell table:formula="of:=[.W38]" office:value-type="float" office:value="1337.69811321" calcext:value-type="float">
            <text:p>1337.69811321</text:p>
          </table:table-cell>
          <table:table-cell table:formula="of:=[.E60]" office:value-type="float" office:value="2200.88679245" calcext:value-type="float">
            <text:p>2200.88679245</text:p>
          </table:table-cell>
          <table:table-cell table:formula="of:=[.K60]" office:value-type="float" office:value="4238" calcext:value-type="float">
            <text:p>42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s)</text:p>
          </table:table-cell>
          <table:table-cell office:value-type="string" calcext:value-type="string">
            <text:p>Total boot time (s)</text:p>
          </table:table-cell>
          <table:table-cell office:value-type="string" calcext:value-type="string">
            <text:p>Rest of the boot process (s)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E6]" office:value-type="float" office:value="127" calcext:value-type="float">
            <text:p>127</text:p>
          </table:table-cell>
          <table:table-cell table:formula="of:=[.K6]" office:value-type="float" office:value="136" calcext:value-type="float">
            <text:p>136</text:p>
          </table:table-cell>
          <table:table-cell table:formula="of:=[.Q6]" office:value-type="float" office:value="127.769230769" calcext:value-type="float">
            <text:p>127.769230769</text:p>
          </table:table-cell>
          <table:table-cell table:formula="of:=[.W6]" office:value-type="float" office:value="147.882352941" calcext:value-type="float">
            <text:p>147.882352941</text:p>
          </table:table-cell>
          <table:table-cell table:formula="of:=[.E26]" office:value-type="float" office:value="167.32" calcext:value-type="float">
            <text:p>167.32</text:p>
          </table:table-cell>
          <table:table-cell table:formula="of:=[.K26]" office:value-type="float" office:value="225.390243902" calcext:value-type="float">
            <text:p>225.390243902</text:p>
          </table:table-cell>
          <table:table-cell table:formula="of:=[.Q26]" office:value-type="float" office:value="329.890410959" calcext:value-type="float">
            <text:p>329.890410959</text:p>
          </table:table-cell>
          <table:table-cell table:formula="of:=[.W26]" office:value-type="float" office:value="646.832116788" calcext:value-type="float">
            <text:p>646.832116788</text:p>
          </table:table-cell>
          <table:table-cell table:formula="of:=[.E48]" office:value-type="float" office:value="1229.60754717" calcext:value-type="float">
            <text:p>1229.60754717</text:p>
          </table:table-cell>
          <table:table-cell table:formula="of:=[.K48]" office:value-type="float" office:value="2497.87426326" calcext:value-type="float">
            <text:p>2497.87426326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]/1000000" office:value-type="float" office:value="0.038792" calcext:value-type="float">
            <text:p>0.038792</text:p>
          </table:table-cell>
          <table:table-cell table:formula="of:=[.C68]/1000000" office:value-type="float" office:value="0.228889" calcext:value-type="float">
            <text:p>0.228889</text:p>
          </table:table-cell>
          <table:table-cell table:formula="of:=[.C80]-[.B80]" office:value-type="float" office:value="0.190097" calcext:value-type="float">
            <text:p>0.1900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]/1000000" office:value-type="float" office:value="0.042522" calcext:value-type="float">
            <text:p>0.042522</text:p>
          </table:table-cell>
          <table:table-cell table:formula="of:=[.C69]/1000000" office:value-type="float" office:value="0.182559" calcext:value-type="float">
            <text:p>0.182559</text:p>
          </table:table-cell>
          <table:table-cell table:formula="of:=[.C81]-[.B81]" office:value-type="float" office:value="0.140037" calcext:value-type="float">
            <text:p>0.140037</text:p>
          </table:table-cell>
          <table:table-cell table:number-columns-repeated="10"/>
          <table:table-cell office:value-type="string" calcext:value-type="string">
            <text:p>Detailed xenstore functions impact – average fn latency stde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/1000000" office:value-type="float" office:value="0.048652" calcext:value-type="float">
            <text:p>0.048652</text:p>
          </table:table-cell>
          <table:table-cell table:formula="of:=[.C70]/1000000" office:value-type="float" office:value="0.186399" calcext:value-type="float">
            <text:p>0.186399</text:p>
          </table:table-cell>
          <table:table-cell table:formula="of:=[.C82]-[.B82]" office:value-type="float" office:value="0.137747" calcext:value-type="float">
            <text:p>0.13774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1]/1000000" office:value-type="float" office:value="0.052306" calcext:value-type="float">
            <text:p>0.052306</text:p>
          </table:table-cell>
          <table:table-cell table:formula="of:=[.C71]/1000000" office:value-type="float" office:value="0.192221" calcext:value-type="float">
            <text:p>0.192221</text:p>
          </table:table-cell>
          <table:table-cell table:formula="of:=[.C83]-[.B83]" office:value-type="float" office:value="0.139915" calcext:value-type="float">
            <text:p>0.139915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2]/1000000" office:value-type="float" office:value="0.062891" calcext:value-type="float">
            <text:p>0.062891</text:p>
          </table:table-cell>
          <table:table-cell table:formula="of:=[.C72]/1000000" office:value-type="float" office:value="0.204742" calcext:value-type="float">
            <text:p>0.204742</text:p>
          </table:table-cell>
          <table:table-cell table:formula="of:=[.C84]-[.B84]" office:value-type="float" office:value="0.141851" calcext:value-type="float">
            <text:p>0.141851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F11]" office:value-type="float" office:value="159.065940205" calcext:value-type="float">
            <text:p>159.065940205</text:p>
          </table:table-cell>
          <table:table-cell table:formula="of:=[.L11]" office:value-type="float" office:value="208.432500957" calcext:value-type="float">
            <text:p>208.432500957</text:p>
          </table:table-cell>
          <table:table-cell table:formula="of:=[.R11]" office:value-type="float" office:value="505.77970431" calcext:value-type="float">
            <text:p>505.77970431</text:p>
          </table:table-cell>
          <table:table-cell table:formula="of:=[.X11]" office:value-type="float" office:value="251.871837917" calcext:value-type="float">
            <text:p>251.871837917</text:p>
          </table:table-cell>
          <table:table-cell table:formula="of:=[.F31]" office:value-type="float" office:value="145.789030995" calcext:value-type="float">
            <text:p>145.789030995</text:p>
          </table:table-cell>
          <table:table-cell table:formula="of:=[.L31]" office:value-type="float" office:value="176.749504024" calcext:value-type="float">
            <text:p>176.749504024</text:p>
          </table:table-cell>
          <table:table-cell table:formula="of:=[.R31]" office:value-type="float" office:value="176.38289332" calcext:value-type="float">
            <text:p>176.38289332</text:p>
          </table:table-cell>
          <table:table-cell table:formula="of:=[.X31]" office:value-type="float" office:value="185.761461448" calcext:value-type="float">
            <text:p>185.761461448</text:p>
          </table:table-cell>
          <table:table-cell table:formula="of:=[.F53]" office:value-type="float" office:value="318.119035134" calcext:value-type="float">
            <text:p>318.119035134</text:p>
          </table:table-cell>
          <table:table-cell table:formula="of:=[.L53]" office:value-type="float" office:value="585.824607622" calcext:value-type="float">
            <text:p>585.824607622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73]/1000000" office:value-type="float" office:value="0.090295" calcext:value-type="float">
            <text:p>0.090295</text:p>
          </table:table-cell>
          <table:table-cell table:formula="of:=[.C73]/1000000" office:value-type="float" office:value="0.23117" calcext:value-type="float">
            <text:p>0.23117</text:p>
          </table:table-cell>
          <table:table-cell table:formula="of:=[.C85]-[.B85]" office:value-type="float" office:value="0.140875" calcext:value-type="float">
            <text:p>0.14087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formula="of:=[.F18]" office:value-type="float" office:value="77.2969428421" calcext:value-type="float">
            <text:p>77.2969428421</text:p>
          </table:table-cell>
          <table:table-cell table:formula="of:=[.L18]" office:value-type="float" office:value="91.6077083662" calcext:value-type="float">
            <text:p>91.6077083662</text:p>
          </table:table-cell>
          <table:table-cell table:formula="of:=[.R18]" office:value-type="float" office:value="89.2324574932" calcext:value-type="float">
            <text:p>89.2324574932</text:p>
          </table:table-cell>
          <table:table-cell table:formula="of:=[.X18]" office:value-type="float" office:value="89.9283920658" calcext:value-type="float">
            <text:p>89.9283920658</text:p>
          </table:table-cell>
          <table:table-cell table:formula="of:=[.F38]" office:value-type="float" office:value="94.6150169053" calcext:value-type="float">
            <text:p>94.6150169053</text:p>
          </table:table-cell>
          <table:table-cell table:formula="of:=[.L38]" office:value-type="float" office:value="109.06335097" calcext:value-type="float">
            <text:p>109.06335097</text:p>
          </table:table-cell>
          <table:table-cell table:formula="of:=[.R38]" office:value-type="float" office:value="164.57827915" calcext:value-type="float">
            <text:p>164.57827915</text:p>
          </table:table-cell>
          <table:table-cell table:formula="of:=[.X38]" office:value-type="float" office:value="508.284520861" calcext:value-type="float">
            <text:p>508.284520861</text:p>
          </table:table-cell>
          <table:table-cell table:formula="of:=[.F60]" office:value-type="float" office:value="526.598757438" calcext:value-type="float">
            <text:p>526.598757438</text:p>
          </table:table-cell>
          <table:table-cell table:formula="of:=[.L60]" office:value-type="float" office:value="2536.22530396" calcext:value-type="float">
            <text:p>2536.22530396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4]/1000000" office:value-type="float" office:value="0.153874" calcext:value-type="float">
            <text:p>0.153874</text:p>
          </table:table-cell>
          <table:table-cell table:formula="of:=[.C74]/1000000" office:value-type="float" office:value="0.296779" calcext:value-type="float">
            <text:p>0.296779</text:p>
          </table:table-cell>
          <table:table-cell table:formula="of:=[.C86]-[.B86]" office:value-type="float" office:value="0.142905" calcext:value-type="float">
            <text:p>0.142905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F6]" office:value-type="float" office:value="44.2618471272" calcext:value-type="float">
            <text:p>44.2618471272</text:p>
          </table:table-cell>
          <table:table-cell table:formula="of:=[.L6]" office:value-type="float" office:value="37.569329851" calcext:value-type="float">
            <text:p>37.569329851</text:p>
          </table:table-cell>
          <table:table-cell table:formula="of:=[.R6]" office:value-type="float" office:value="21.4266327666" calcext:value-type="float">
            <text:p>21.4266327666</text:p>
          </table:table-cell>
          <table:table-cell table:formula="of:=[.X6]" office:value-type="float" office:value="26.8719892496" calcext:value-type="float">
            <text:p>26.8719892496</text:p>
          </table:table-cell>
          <table:table-cell table:formula="of:=[.F26]" office:value-type="float" office:value="21.7948984857" calcext:value-type="float">
            <text:p>21.7948984857</text:p>
          </table:table-cell>
          <table:table-cell table:formula="of:=[.L26]" office:value-type="float" office:value="13.3688353448" calcext:value-type="float">
            <text:p>13.3688353448</text:p>
          </table:table-cell>
          <table:table-cell table:formula="of:=[.R26]" office:value-type="float" office:value="43.0032052465" calcext:value-type="float">
            <text:p>43.0032052465</text:p>
          </table:table-cell>
          <table:table-cell table:formula="of:=[.X26]" office:value-type="float" office:value="33.3115287343" calcext:value-type="float">
            <text:p>33.3115287343</text:p>
          </table:table-cell>
          <table:table-cell table:formula="of:=[.F48]" office:value-type="float" office:value="42.4298393091" calcext:value-type="float">
            <text:p>42.4298393091</text:p>
          </table:table-cell>
          <table:table-cell table:formula="of:=[.L48]" office:value-type="float" office:value="64.6285434646" calcext:value-type="float">
            <text:p>64.6285434646</text:p>
          </table:table-cell>
          <table:table-cell table:number-columns-repeated="99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75]/1000000" office:value-type="float" office:value="0.402979" calcext:value-type="float">
            <text:p>0.402979</text:p>
          </table:table-cell>
          <table:table-cell table:formula="of:=[.C75]/1000000" office:value-type="float" office:value="0.547003" calcext:value-type="float">
            <text:p>0.547003</text:p>
          </table:table-cell>
          <table:table-cell table:formula="of:=[.C87]-[.B87]" office:value-type="float" office:value="0.144024" calcext:value-type="float">
            <text:p>0.144024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76]/1000000" office:value-type="float" office:value="1.225103" calcext:value-type="float">
            <text:p>1.225103</text:p>
          </table:table-cell>
          <table:table-cell table:formula="of:=[.C76]/1000000" office:value-type="float" office:value="1.377581" calcext:value-type="float">
            <text:p>1.377581</text:p>
          </table:table-cell>
          <table:table-cell table:formula="of:=[.C88]-[.B88]" office:value-type="float" office:value="0.152478" calcext:value-type="float">
            <text:p>0.152478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77]/1000000" office:value-type="float" office:value="4.284486" calcext:value-type="float">
            <text:p>4.284486</text:p>
          </table:table-cell>
          <table:table-cell table:formula="of:=[.C77]/1000000" office:value-type="float" office:value="4.450225" calcext:value-type="float">
            <text:p>4.450225</text:p>
          </table:table-cell>
          <table:table-cell table:formula="of:=[.C89]-[.B89]" office:value-type="float" office:value="0.165738999999999" calcext:value-type="float">
            <text:p>0.165739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un1.A4:Run1.G1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5:18:06.653592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08-09T11:51:56.174602970</meta:creation-date>
    <dc:date>2016-08-10T14:01:55.692626061</dc:date>
    <dc:creator>Pierre Olivier</dc:creator>
    <meta:editing-duration>PT21H57M56S</meta:editing-duration>
    <meta:editing-cycles>79</meta:editing-cycles>
    <meta:generator>LibreOffice/5.1.4.2$Linux_X86_64 LibreOffice_project/10m0$Build-2</meta:generator>
    <meta:document-statistic meta:table-count="1" meta:cell-count="13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Xenstore impact on the boot process</text:p>
        </chart:title>
        <chart:legend chart:legend-position="end" svg:x="10.959cm" svg:y="3.952cm" style:legend-expansion="high" chart:style-name="ch3"/>
        <chart:plot-area chart:style-name="ch4" table:cell-range-address="Run1.A80:Run1.B89 Run1.B79:Run1.B79 Run1.D79:Run1.D89" chart:data-source-has-labels="both" svg:x="1.331cm" svg:y="1.275cm" svg:width="9.308cm" svg:height="6.564cm">
          <chartooo:coordinate-region svg:x="2.058cm" svg:y="1.474cm" svg:width="8.581cm" svg:height="5.718cm"/>
          <chart:axis chart:dimension="x" chart:name="primary-x" chart:style-name="ch5" chartooo:axis-type="auto">
            <chartooo:date-scale/>
            <chart:title svg:x="2.726cm" svg:y="8.019cm" chart:style-name="ch6">
              <text:p>Number of currently running IDLE unikernels</text:p>
            </chart:title>
            <chart:categories table:cell-range-address="Run1.A80:Run1.A89"/>
          </chart:axis>
          <chart:axis chart:dimension="y" chart:name="primary-y" chart:style-name="ch7">
            <chart:title svg:x="0.451cm" svg:y="5.514cm" chart:style-name="ch8">
              <text:p>Boot time (s)</text:p>
            </chart:title>
            <chart:grid chart:style-name="ch9" chart:class="major"/>
          </chart:axis>
          <chart:series chart:style-name="ch10" chart:values-cell-range-address="Run1.B80:Run1.B89" chart:label-cell-address="Run1.B79:Run1.B79" chart:class="chart:bar">
            <chart:data-point chart:repeated="10"/>
          </chart:series>
          <chart:series chart:style-name="ch11" chart:values-cell-range-address="Run1.D80:Run1.D89" chart:label-cell-address="Run1.D79:Run1.D7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spent in XS (s)</text:p>
                <draw:g>
                  <svg:desc>Run1.B79:Run1.B79</svg:desc>
                </draw:g>
              </table:table-cell>
              <table:table-cell office:value-type="string">
                <text:p>Rest of the boot process (s)</text:p>
                <draw:g>
                  <svg:desc>Run1.D79:Run1.D7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n1.A80:Run1.A89</svg:desc>
                </draw:g>
              </table:table-cell>
              <table:table-cell office:value-type="float" office:value="0.038792">
                <text:p>0.038792</text:p>
                <draw:g>
                  <svg:desc>Run1.B80:Run1.B89</svg:desc>
                </draw:g>
              </table:table-cell>
              <table:table-cell office:value-type="float" office:value="0.190097">
                <text:p>0.190097</text:p>
                <draw:g>
                  <svg:desc>Run1.D80:Run1.D8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522">
                <text:p>0.042522</text:p>
              </table:table-cell>
              <table:table-cell office:value-type="float" office:value="0.140037">
                <text:p>0.1400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652">
                <text:p>0.048652</text:p>
              </table:table-cell>
              <table:table-cell office:value-type="float" office:value="0.137747">
                <text:p>0.137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2306">
                <text:p>0.052306</text:p>
              </table:table-cell>
              <table:table-cell office:value-type="float" office:value="0.139915">
                <text:p>0.1399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891">
                <text:p>0.062891</text:p>
              </table:table-cell>
              <table:table-cell office:value-type="float" office:value="0.141851">
                <text:p>0.1418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295">
                <text:p>0.090295</text:p>
              </table:table-cell>
              <table:table-cell office:value-type="float" office:value="0.140875">
                <text:p>0.140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3874">
                <text:p>0.153874</text:p>
              </table:table-cell>
              <table:table-cell office:value-type="float" office:value="0.142905">
                <text:p>0.1429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2979">
                <text:p>0.402979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25103">
                <text:p>1.225103</text:p>
              </table:table-cell>
              <table:table-cell office:value-type="float" office:value="0.152478">
                <text:p>0.152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84486">
                <text:p>4.284486</text:p>
              </table:table-cell>
              <table:table-cell office:value-type="float" office:value="0.165738999999999">
                <text:p>0.165738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6cm" svg:y="0.316cm" chart:style-name="ch2">
          <text:p>Xenstore - time spent in each function</text:p>
        </chart:title>
        <chart:legend chart:legend-position="end" svg:x="12.07cm" svg:y="3.205cm" style:legend-expansion="high" chart:style-name="ch3"/>
        <chart:plot-area chart:style-name="ch4" table:cell-range-address="Run1.P44:Run1.Y47 Run1.O49:Run1.Y50 Run1.O48:Run1.Y48 Run1.O46:Run1.O47" chart:data-source-has-labels="both" svg:x="1.331cm" svg:y="1.275cm" svg:width="10.419cm" svg:height="6.564cm">
          <chartooo:coordinate-region svg:x="2.058cm" svg:y="1.474cm" svg:width="9.612cm" svg:height="5.718cm"/>
          <chart:axis chart:dimension="x" chart:name="primary-x" chart:style-name="ch5" chartooo:axis-type="auto">
            <chartooo:date-scale/>
            <chart:title svg:x="3.281cm" svg:y="8.019cm" chart:style-name="ch6">
              <text:p>Number of currently running IDLE unikernels</text:p>
            </chart:title>
            <chart:categories table:cell-range-address="Run1.P44:Run1.Y45"/>
          </chart:axis>
          <chart:axis chart:dimension="y" chart:name="primary-y" chart:style-name="ch7">
            <chart:title svg:x="0.451cm" svg:y="7.736cm" chart:style-name="ch8">
              <text:p>Time spent (% of the time spent in xenstore)</text:p>
            </chart:title>
            <chart:grid chart:style-name="ch9" chart:class="major"/>
          </chart:axis>
          <chart:series chart:style-name="ch10" chart:values-cell-range-address="Run1.P50:Run1.Y50" chart:label-cell-address="Run1.O50:Run1.O50" chart:class="chart:bar">
            <chart:data-point chart:repeated="10"/>
          </chart:series>
          <chart:series chart:style-name="ch11" chart:values-cell-range-address="Run1.P48:Run1.Y48" chart:label-cell-address="Run1.O48:Run1.O48" chart:class="chart:bar">
            <chart:data-point chart:repeated="10"/>
          </chart:series>
          <chart:series chart:style-name="ch12" chart:values-cell-range-address="Run1.P46:Run1.Y46" chart:label-cell-address="Run1.O46:Run1.O46" chart:class="chart:bar">
            <chart:data-point chart:repeated="10"/>
          </chart:series>
          <chart:series chart:style-name="ch13" chart:values-cell-range-address="Run1.P47:Run1.Y47" chart:label-cell-address="Run1.O47:Run1.O47" chart:class="chart:bar">
            <chart:data-point chart:repeated="10"/>
          </chart:series>
          <chart:series chart:style-name="ch14" chart:values-cell-range-address="Run1.P49:Run1.Y49" chart:label-cell-address="Run1.O49:Run1.O49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 functions</text:p>
                <draw:g>
                  <svg:desc>Run1.O50:Run1.O50</svg:desc>
                </draw:g>
              </table:table-cell>
              <table:table-cell office:value-type="string">
                <text:p>xs_set_permission</text:p>
                <draw:g>
                  <svg:desc>Run1.O48:Run1.O48</svg:desc>
                </draw:g>
              </table:table-cell>
              <table:table-cell office:value-type="string">
                <text:p>xs_read</text:p>
                <draw:g>
                  <svg:desc>Run1.O46:Run1.O46</svg:desc>
                </draw:g>
              </table:table-cell>
              <table:table-cell office:value-type="string">
                <text:p>xs_write</text:p>
                <draw:g>
                  <svg:desc>Run1.O47:Run1.O47</svg:desc>
                </draw:g>
              </table:table-cell>
              <table:table-cell office:value-type="string">
                <text:p>xs_get_domain_path</text:p>
                <draw:g>
                  <svg:desc>Run1.O49:Run1.O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functions</text:p>
                <draw:g>
                  <svg:desc>Run1.P44:Run1.Y45</svg:desc>
                </draw:g>
              </table:table-cell>
              <table:table-cell office:value-type="float" office:value="15.68622396377">
                <text:p>15.68622396377</text:p>
                <draw:g>
                  <svg:desc>Run1.P50:Run1.Y50</svg:desc>
                </draw:g>
              </table:table-cell>
              <table:table-cell office:value-type="float" office:value="9.03279026603">
                <text:p>9.03279026603</text:p>
                <draw:g>
                  <svg:desc>Run1.P48:Run1.Y48</svg:desc>
                </draw:g>
              </table:table-cell>
              <table:table-cell office:value-type="float" office:value="21.2208702825">
                <text:p>21.2208702825</text:p>
                <draw:g>
                  <svg:desc>Run1.P46:Run1.Y46</svg:desc>
                </draw:g>
              </table:table-cell>
              <table:table-cell office:value-type="float" office:value="51.1136316766">
                <text:p>51.1136316766</text:p>
                <draw:g>
                  <svg:desc>Run1.P47:Run1.Y47</svg:desc>
                </draw:g>
              </table:table-cell>
              <table:table-cell office:value-type="float" office:value="2.9464838111">
                <text:p>2.9464838111</text:p>
                <draw:g>
                  <svg:desc>Run1.P49:Run1.Y49</svg:desc>
                </draw:g>
              </table:table-cell>
            </table:table-row>
            <table:table-row>
              <table:table-cell office:value-type="string">
                <text:p>xs_set_permission</text:p>
              </table:table-cell>
              <table:table-cell office:value-type="float" office:value="13.17200507978">
                <text:p>13.17200507978</text:p>
              </table:table-cell>
              <table:table-cell office:value-type="float" office:value="8.78604016744">
                <text:p>8.78604016744</text:p>
              </table:table-cell>
              <table:table-cell office:value-type="float" office:value="27.2964583039">
                <text:p>27.2964583039</text:p>
              </table:table-cell>
              <table:table-cell office:value-type="float" office:value="47.2273176238">
                <text:p>47.2273176238</text:p>
              </table:table-cell>
              <table:table-cell office:value-type="float" office:value="3.51817882508">
                <text:p>3.51817882508</text:p>
              </table:table-cell>
            </table:table-row>
            <table:table-row>
              <table:table-cell office:value-type="string">
                <text:p>xs_read</text:p>
              </table:table-cell>
              <table:table-cell office:value-type="float" office:value="12.72917865662">
                <text:p>12.72917865662</text:p>
              </table:table-cell>
              <table:table-cell office:value-type="float" office:value="8.3922552002">
                <text:p>8.3922552002</text:p>
              </table:table-cell>
              <table:table-cell office:value-type="float" office:value="30.5187864836">
                <text:p>30.5187864836</text:p>
              </table:table-cell>
              <table:table-cell office:value-type="float" office:value="44.9457370714">
                <text:p>44.9457370714</text:p>
              </table:table-cell>
              <table:table-cell office:value-type="float" office:value="3.41404258818">
                <text:p>3.41404258818</text:p>
              </table:table-cell>
            </table:table-row>
            <table:table-row>
              <table:table-cell office:value-type="string">
                <text:p>xs_write</text:p>
              </table:table-cell>
              <table:table-cell office:value-type="float" office:value="12.93924215197">
                <text:p>12.93924215197</text:p>
              </table:table-cell>
              <table:table-cell office:value-type="float" office:value="8.42350781937">
                <text:p>8.42350781937</text:p>
              </table:table-cell>
              <table:table-cell office:value-type="float" office:value="28.4823920774">
                <text:p>28.4823920774</text:p>
              </table:table-cell>
              <table:table-cell office:value-type="float" office:value="45.3485259817">
                <text:p>45.3485259817</text:p>
              </table:table-cell>
              <table:table-cell office:value-type="float" office:value="4.80633196956">
                <text:p>4.80633196956</text:p>
              </table:table-cell>
            </table:table-row>
            <table:table-row>
              <table:table-cell office:value-type="string">
                <text:p>xs_get_domain_path</text:p>
              </table:table-cell>
              <table:table-cell office:value-type="float" office:value="16.7353039386">
                <text:p>16.7353039386</text:p>
              </table:table-cell>
              <table:table-cell office:value-type="float" office:value="7.74832646961">
                <text:p>7.74832646961</text:p>
              </table:table-cell>
              <table:table-cell office:value-type="float" office:value="29.7514747738">
                <text:p>29.7514747738</text:p>
              </table:table-cell>
              <table:table-cell office:value-type="float" office:value="39.1137046636">
                <text:p>39.1137046636</text:p>
              </table:table-cell>
              <table:table-cell office:value-type="float" office:value="6.65119015439">
                <text:p>6.65119015439</text:p>
              </table:table-cell>
            </table:table-row>
            <table:table-row>
              <table:table-cell office:value-type="string"/>
              <table:table-cell office:value-type="float" office:value="10.63624785423">
                <text:p>10.63624785423</text:p>
              </table:table-cell>
              <table:table-cell office:value-type="float" office:value="7.56409546487">
                <text:p>7.56409546487</text:p>
              </table:table-cell>
              <table:table-cell office:value-type="float" office:value="36.681986821">
                <text:p>36.681986821</text:p>
              </table:table-cell>
              <table:table-cell office:value-type="float" office:value="34.8834376211">
                <text:p>34.8834376211</text:p>
              </table:table-cell>
              <table:table-cell office:value-type="float" office:value="10.2342322388">
                <text:p>10.2342322388</text:p>
              </table:table-cell>
            </table:table-row>
            <table:table-row>
              <table:table-cell office:value-type="string"/>
              <table:table-cell office:value-type="float" office:value="9.31411414535999">
                <text:p>9.31411414535999</text:p>
              </table:table-cell>
              <table:table-cell office:value-type="float" office:value="5.69686886674">
                <text:p>5.69686886674</text:p>
              </table:table-cell>
              <table:table-cell office:value-type="float" office:value="42.8824882696">
                <text:p>42.8824882696</text:p>
              </table:table-cell>
              <table:table-cell office:value-type="float" office:value="26.4560614529">
                <text:p>26.4560614529</text:p>
              </table:table-cell>
              <table:table-cell office:value-type="float" office:value="15.6504672654">
                <text:p>15.6504672654</text:p>
              </table:table-cell>
            </table:table-row>
            <table:table-row>
              <table:table-cell office:value-type="string"/>
              <table:table-cell office:value-type="float" office:value="6.36732931496999">
                <text:p>6.36732931496999</text:p>
              </table:table-cell>
              <table:table-cell office:value-type="float" office:value="3.98159705593">
                <text:p>3.98159705593</text:p>
              </table:table-cell>
              <table:table-cell office:value-type="float" office:value="50.0673732378">
                <text:p>50.0673732378</text:p>
              </table:table-cell>
              <table:table-cell office:value-type="float" office:value="17.5934726127">
                <text:p>17.5934726127</text:p>
              </table:table-cell>
              <table:table-cell office:value-type="float" office:value="21.9902277786">
                <text:p>21.9902277786</text:p>
              </table:table-cell>
            </table:table-row>
            <table:table-row>
              <table:table-cell office:value-type="string"/>
              <table:table-cell office:value-type="float" office:value="3.77241750279001">
                <text:p>3.77241750279001</text:p>
              </table:table-cell>
              <table:table-cell office:value-type="float" office:value="2.47538370243">
                <text:p>2.47538370243</text:p>
              </table:table-cell>
              <table:table-cell office:value-type="float" office:value="57.6333581748">
                <text:p>57.6333581748</text:p>
              </table:table-cell>
              <table:table-cell office:value-type="float" office:value="9.52140350648">
                <text:p>9.52140350648</text:p>
              </table:table-cell>
              <table:table-cell office:value-type="float" office:value="26.5974371135">
                <text:p>26.5974371135</text:p>
              </table:table-cell>
            </table:table-row>
            <table:table-row>
              <table:table-cell office:value-type="string"/>
              <table:table-cell office:value-type="float" office:value="2.13082736173999">
                <text:p>2.13082736173999</text:p>
              </table:table-cell>
              <table:table-cell office:value-type="float" office:value="1.37972209502">
                <text:p>1.37972209502</text:p>
              </table:table-cell>
              <table:table-cell office:value-type="float" office:value="61.5720298771">
                <text:p>61.5720298771</text:p>
              </table:table-cell>
              <table:table-cell office:value-type="float" office:value="5.24249583264">
                <text:p>5.24249583264</text:p>
              </table:table-cell>
              <table:table-cell office:value-type="float" office:value="29.6749248335">
                <text:p>29.6749248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02cm" svg:y="0.316cm" chart:style-name="ch2">
          <text:p>Xentore functions impact on boot process</text:p>
        </chart:title>
        <chart:legend chart:legend-position="end" svg:x="11.594cm" svg:y="2.956cm" style:legend-expansion="high" chart:style-name="ch3"/>
        <chart:plot-area chart:style-name="ch4" table:cell-range-address="Run1.P53:Run1.Y56 Run1.O58:Run1.Y60 Run1.O57:Run1.Y57 Run1.O55:Run1.O56" chart:data-source-has-labels="both" svg:x="1.331cm" svg:y="1.275cm" svg:width="9.943cm" svg:height="6.564cm">
          <chartooo:coordinate-region svg:x="2.878cm" svg:y="1.474cm" svg:width="8.396cm" svg:height="5.718cm"/>
          <chart:axis chart:dimension="x" chart:name="primary-x" chart:style-name="ch5" chartooo:axis-type="auto">
            <chartooo:date-scale/>
            <chart:title svg:x="3.043cm" svg:y="8.019cm" chart:style-name="ch6">
              <text:p>Number of currently running IDLE unikernels</text:p>
            </chart:title>
            <chart:categories table:cell-range-address="Run1.P53:Run1.Y54"/>
          </chart:axis>
          <chart:axis chart:dimension="y" chart:name="primary-y" chart:style-name="ch7">
            <chart:title svg:x="0.451cm" svg:y="5.276cm" chart:style-name="ch8">
              <text:p>Time (us)</text:p>
            </chart:title>
            <chart:grid chart:style-name="ch9" chart:class="major"/>
          </chart:axis>
          <chart:series chart:style-name="ch10" chart:values-cell-range-address="Run1.P59:Run1.Y59" chart:label-cell-address="Run1.O59:Run1.O59" chart:class="chart:bar">
            <chart:data-point chart:repeated="10"/>
          </chart:series>
          <chart:series chart:style-name="ch11" chart:values-cell-range-address="Run1.P57:Run1.Y57" chart:label-cell-address="Run1.O57:Run1.O57" chart:class="chart:bar">
            <chart:data-point chart:repeated="10"/>
          </chart:series>
          <chart:series chart:style-name="ch12" chart:values-cell-range-address="Run1.P55:Run1.Y55" chart:label-cell-address="Run1.O55:Run1.O55" chart:class="chart:bar">
            <chart:data-point chart:repeated="10"/>
          </chart:series>
          <chart:series chart:style-name="ch13" chart:values-cell-range-address="Run1.P56:Run1.Y56" chart:label-cell-address="Run1.O56:Run1.O56" chart:class="chart:bar">
            <chart:data-point chart:repeated="10"/>
          </chart:series>
          <chart:series chart:style-name="ch14" chart:values-cell-range-address="Run1.P58:Run1.Y58" chart:label-cell-address="Run1.O58:Run1.O58" chart:class="chart:bar">
            <chart:data-point chart:repeated="10"/>
          </chart:series>
          <chart:series chart:style-name="ch15" chart:values-cell-range-address="Run1.P60:Run1.Y60" chart:label-cell-address="Run1.O60:Run1.O60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 other functions</text:p>
                <draw:g>
                  <svg:desc>Run1.O59:Run1.O59</svg:desc>
                </draw:g>
              </table:table-cell>
              <table:table-cell office:value-type="string">
                <text:p>xs_set_permission</text:p>
                <draw:g>
                  <svg:desc>Run1.O57:Run1.O57</svg:desc>
                </draw:g>
              </table:table-cell>
              <table:table-cell office:value-type="string">
                <text:p>xs_read</text:p>
                <draw:g>
                  <svg:desc>Run1.O55:Run1.O55</svg:desc>
                </draw:g>
              </table:table-cell>
              <table:table-cell office:value-type="string">
                <text:p>xs_write</text:p>
                <draw:g>
                  <svg:desc>Run1.O56:Run1.O56</svg:desc>
                </draw:g>
              </table:table-cell>
              <table:table-cell office:value-type="string">
                <text:p>xs_get_domain_path</text:p>
                <draw:g>
                  <svg:desc>Run1.O58:Run1.O58</svg:desc>
                </draw:g>
              </table:table-cell>
              <table:table-cell office:value-type="string">
                <text:p>rest of the boot process</text:p>
                <draw:g>
                  <svg:desc>Run1.O60:Run1.O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s other functions</text:p>
                <draw:g>
                  <svg:desc>Run1.P53:Run1.Y54</svg:desc>
                </draw:g>
              </table:table-cell>
              <table:table-cell office:value-type="float" office:value="6085">
                <text:p>6085</text:p>
                <draw:g>
                  <svg:desc>Run1.P59:Run1.Y59</svg:desc>
                </draw:g>
              </table:table-cell>
              <table:table-cell office:value-type="float" office:value="3504">
                <text:p>3504</text:p>
                <draw:g>
                  <svg:desc>Run1.P57:Run1.Y57</svg:desc>
                </draw:g>
              </table:table-cell>
              <table:table-cell office:value-type="float" office:value="8232">
                <text:p>8232</text:p>
                <draw:g>
                  <svg:desc>Run1.P55:Run1.Y55</svg:desc>
                </draw:g>
              </table:table-cell>
              <table:table-cell office:value-type="float" office:value="19828">
                <text:p>19828</text:p>
                <draw:g>
                  <svg:desc>Run1.P56:Run1.Y56</svg:desc>
                </draw:g>
              </table:table-cell>
              <table:table-cell office:value-type="float" office:value="1143">
                <text:p>1143</text:p>
                <draw:g>
                  <svg:desc>Run1.P58:Run1.Y58</svg:desc>
                </draw:g>
              </table:table-cell>
              <table:table-cell office:value-type="float" office:value="190097">
                <text:p>190097</text:p>
                <draw:g>
                  <svg:desc>Run1.P60:Run1.Y60</svg:desc>
                </draw:g>
              </table:table-cell>
            </table:table-row>
            <table:table-row>
              <table:table-cell office:value-type="string">
                <text:p>xs_set_permission</text:p>
              </table:table-cell>
              <table:table-cell office:value-type="float" office:value="5601">
                <text:p>5601</text:p>
              </table:table-cell>
              <table:table-cell office:value-type="float" office:value="3736">
                <text:p>3736</text:p>
              </table:table-cell>
              <table:table-cell office:value-type="float" office:value="11607">
                <text:p>11607</text:p>
              </table:table-cell>
              <table:table-cell office:value-type="float" office:value="20082">
                <text:p>20082</text:p>
              </table:table-cell>
              <table:table-cell office:value-type="float" office:value="1496">
                <text:p>1496</text:p>
              </table:table-cell>
              <table:table-cell office:value-type="float" office:value="140037">
                <text:p>140037</text:p>
              </table:table-cell>
            </table:table-row>
            <table:table-row>
              <table:table-cell office:value-type="string">
                <text:p>xs_read</text:p>
              </table:table-cell>
              <table:table-cell office:value-type="float" office:value="6193">
                <text:p>6193</text:p>
              </table:table-cell>
              <table:table-cell office:value-type="float" office:value="4083">
                <text:p>4083</text:p>
              </table:table-cell>
              <table:table-cell office:value-type="float" office:value="14848">
                <text:p>14848</text:p>
              </table:table-cell>
              <table:table-cell office:value-type="float" office:value="21867">
                <text:p>21867</text:p>
              </table:table-cell>
              <table:table-cell office:value-type="float" office:value="1661">
                <text:p>1661</text:p>
              </table:table-cell>
              <table:table-cell office:value-type="float" office:value="137747">
                <text:p>137747</text:p>
              </table:table-cell>
            </table:table-row>
            <table:table-row>
              <table:table-cell office:value-type="string">
                <text:p>xs_write</text:p>
              </table:table-cell>
              <table:table-cell office:value-type="float" office:value="6768">
                <text:p>6768</text:p>
              </table:table-cell>
              <table:table-cell office:value-type="float" office:value="4406">
                <text:p>4406</text:p>
              </table:table-cell>
              <table:table-cell office:value-type="float" office:value="14898">
                <text:p>14898</text:p>
              </table:table-cell>
              <table:table-cell office:value-type="float" office:value="23720">
                <text:p>23720</text:p>
              </table:table-cell>
              <table:table-cell office:value-type="float" office:value="2514">
                <text:p>2514</text:p>
              </table:table-cell>
              <table:table-cell office:value-type="float" office:value="141851">
                <text:p>141851</text:p>
              </table:table-cell>
            </table:table-row>
            <table:table-row>
              <table:table-cell office:value-type="string">
                <text:p>xs_get_domain_path</text:p>
              </table:table-cell>
              <table:table-cell office:value-type="float" office:value="10525">
                <text:p>10525</text:p>
              </table:table-cell>
              <table:table-cell office:value-type="float" office:value="4873">
                <text:p>4873</text:p>
              </table:table-cell>
              <table:table-cell office:value-type="float" office:value="18711">
                <text:p>18711</text:p>
              </table:table-cell>
              <table:table-cell office:value-type="float" office:value="24599">
                <text:p>24599</text:p>
              </table:table-cell>
              <table:table-cell office:value-type="float" office:value="4183">
                <text:p>4183</text:p>
              </table:table-cell>
              <table:table-cell office:value-type="float" office:value="141851">
                <text:p>141851</text:p>
              </table:table-cell>
            </table:table-row>
            <table:table-row>
              <table:table-cell office:value-type="string">
                <text:p>rest of the boot process</text:p>
              </table:table-cell>
              <table:table-cell office:value-type="float" office:value="9604">
                <text:p>9604</text:p>
              </table:table-cell>
              <table:table-cell office:value-type="float" office:value="6830">
                <text:p>6830</text:p>
              </table:table-cell>
              <table:table-cell office:value-type="float" office:value="33122">
                <text:p>33122</text:p>
              </table:table-cell>
              <table:table-cell office:value-type="float" office:value="31498">
                <text:p>31498</text:p>
              </table:table-cell>
              <table:table-cell office:value-type="float" office:value="9241">
                <text:p>9241</text:p>
              </table:table-cell>
              <table:table-cell office:value-type="float" office:value="140875">
                <text:p>140875</text:p>
              </table:table-cell>
            </table:table-row>
            <table:table-row>
              <table:table-cell office:value-type="string"/>
              <table:table-cell office:value-type="float" office:value="14332">
                <text:p>14332</text:p>
              </table:table-cell>
              <table:table-cell office:value-type="float" office:value="8766">
                <text:p>8766</text:p>
              </table:table-cell>
              <table:table-cell office:value-type="float" office:value="65985">
                <text:p>65985</text:p>
              </table:table-cell>
              <table:table-cell office:value-type="float" office:value="40709">
                <text:p>40709</text:p>
              </table:table-cell>
              <table:table-cell office:value-type="float" office:value="24082">
                <text:p>24082</text:p>
              </table:table-cell>
              <table:table-cell office:value-type="float" office:value="142905">
                <text:p>142905</text:p>
              </table:table-cell>
            </table:table-row>
            <table:table-row>
              <table:table-cell office:value-type="string"/>
              <table:table-cell office:value-type="float" office:value="25659">
                <text:p>25659</text:p>
              </table:table-cell>
              <table:table-cell office:value-type="float" office:value="16045">
                <text:p>16045</text:p>
              </table:table-cell>
              <table:table-cell office:value-type="float" office:value="201761">
                <text:p>201761</text:p>
              </table:table-cell>
              <table:table-cell office:value-type="float" office:value="70898">
                <text:p>70898</text:p>
              </table:table-cell>
              <table:table-cell office:value-type="float" office:value="88616">
                <text:p>88616</text:p>
              </table:table-cell>
              <table:table-cell office:value-type="float" office:value="144024">
                <text:p>144024</text:p>
              </table:table-cell>
            </table:table-row>
            <table:table-row>
              <table:table-cell office:value-type="string"/>
              <table:table-cell office:value-type="float" office:value="46216">
                <text:p>46216</text:p>
              </table:table-cell>
              <table:table-cell office:value-type="float" office:value="30326">
                <text:p>30326</text:p>
              </table:table-cell>
              <table:table-cell office:value-type="float" office:value="706068">
                <text:p>706068</text:p>
              </table:table-cell>
              <table:table-cell office:value-type="float" office:value="116647">
                <text:p>116647</text:p>
              </table:table-cell>
              <table:table-cell office:value-type="float" office:value="325846">
                <text:p>325846</text:p>
              </table:table-cell>
              <table:table-cell office:value-type="float" office:value="152478">
                <text:p>152478</text:p>
              </table:table-cell>
            </table:table-row>
            <table:table-row>
              <table:table-cell office:value-type="string"/>
              <table:table-cell office:value-type="float" office:value="91295">
                <text:p>91295</text:p>
              </table:table-cell>
              <table:table-cell office:value-type="float" office:value="59114">
                <text:p>59114</text:p>
              </table:table-cell>
              <table:table-cell office:value-type="float" office:value="2638045">
                <text:p>2638045</text:p>
              </table:table-cell>
              <table:table-cell office:value-type="float" office:value="224614">
                <text:p>224614</text:p>
              </table:table-cell>
              <table:table-cell office:value-type="float" office:value="1271418">
                <text:p>1271418</text:p>
              </table:table-cell>
              <table:table-cell office:value-type="float" office:value="165739">
                <text:p>165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Xenstore - number of functions invocations</text:p>
        </chart:title>
        <chart:legend chart:legend-position="end" svg:x="11.481cm" svg:y="3.703cm" style:legend-expansion="high" chart:style-name="ch3"/>
        <chart:plot-area chart:style-name="ch4" table:cell-range-address="Run1.P68:Run1.Y68 Run1.O70:Run1.Y72" chart:data-source-has-labels="column" svg:x="1.331cm" svg:y="1.275cm" svg:width="9.83cm" svg:height="6.564cm">
          <chartooo:coordinate-region svg:x="2.138cm" svg:y="1.474cm" svg:width="8.558cm" svg:height="5.718cm"/>
          <chart:axis chart:dimension="x" chart:name="primary-x" chart:style-name="ch5">
            <chart:title svg:x="2.987cm" svg:y="8.019cm" chart:style-name="ch6">
              <text:p>Number of currently running IDLE unikernels</text:p>
            </chart:title>
          </chart:axis>
          <chart:axis chart:dimension="y" chart:name="primary-y" chart:style-name="ch7">
            <chart:title svg:x="0.451cm" svg:y="6.228cm" chart:style-name="ch8">
              <text:p>Number of invocations</text:p>
            </chart:title>
            <chart:grid chart:style-name="ch9" chart:class="major"/>
          </chart:axis>
          <chart:series chart:style-name="ch10" chart:values-cell-range-address="Run1.P70:Run1.Y70" chart:label-cell-address="Run1.O70:Run1.O70" chart:class="chart:scatter">
            <chart:domain table:cell-range-address="Run1.P68:Run1.Y68"/>
            <chart:data-point chart:repeated="10"/>
          </chart:series>
          <chart:series chart:style-name="ch11" chart:values-cell-range-address="Run1.P71:Run1.Y71" chart:label-cell-address="Run1.O71:Run1.O71" chart:class="chart:scatter">
            <chart:data-point chart:repeated="10"/>
          </chart:series>
          <chart:series chart:style-name="ch12" chart:values-cell-range-address="Run1.P72:Run1.Y72" chart:label-cell-address="Run1.O72:Run1.O7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un1.P68:Run1.Y6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Run1.O70:Run1.O70</svg:desc>
                </draw:g>
              </table:table-cell>
              <table:table-cell office:value-type="float" office:value="45">
                <text:p>45</text:p>
                <draw:g>
                  <svg:desc>Run1.P70:Run1.Y70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301">
                <text:p>301</text:p>
              </table:table-cell>
              <table:table-cell office:value-type="float" office:value="577">
                <text:p>5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xs_write</text:p>
                <draw:g>
                  <svg:desc>Run1.O71:Run1.O71</svg:desc>
                </draw:g>
              </table:table-cell>
              <table:table-cell office:value-type="float" office:value="53">
                <text:p>53</text:p>
                <draw:g>
                  <svg:desc>Run1.P71:Run1.Y7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xs_get_domain_path</text:p>
                <draw:g>
                  <svg:desc>Run1.O72:Run1.O72</svg:desc>
                </draw:g>
              </table:table-cell>
              <table:table-cell office:value-type="float" office:value="9">
                <text:p>9</text:p>
                <draw:g>
                  <svg:desc>Run1.P72:Run1.Y7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Run1.P84:Run1.Y84" chart:error-lower-range="Run1.P84:Run1.Y8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un1.P84:Run1.Y84" chart:error-lower-range="Run1.P84:Run1.Y84" loext:std-weight="1"/>
      <style:graphic-properties draw:stroke="solid" svg:stroke-width="0cm" svg:stroke-color="#579d1c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Run1.P85:Run1.Y85" chart:error-lower-range="Run1.P85:Run1.Y8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Run1.P85:Run1.Y85" chart:error-lower-range="Run1.P85:Run1.Y85" loext:std-weight="1"/>
      <style:graphic-properties draw:stroke="solid" svg:stroke-width="0cm" svg:stroke-color="#ff420e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Run1.P86:Run1.Y86" chart:error-lower-range="Run1.P86:Run1.Y86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Run1.P86:Run1.Y86" chart:error-lower-range="Run1.P86:Run1.Y86" loext:std-weight="1"/>
      <style:graphic-properties draw:stroke="solid" svg:stroke-width="0cm" svg:stroke-color="#ffd32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title svg:x="3.67cm" svg:y="0.316cm" chart:style-name="ch2">
          <text:p>Xenstore - average function execution time</text:p>
        </chart:title>
        <chart:legend chart:legend-position="end" svg:x="11.481cm" svg:y="3.703cm" style:legend-expansion="high" chart:style-name="ch3"/>
        <chart:plot-area chart:style-name="ch4" table:cell-range-address="Run1.P75:Run1.Y75 Run1.O77:Run1.Y79" chart:data-source-has-labels="both" svg:x="1.331cm" svg:y="1.275cm" svg:width="9.83cm" svg:height="6.564cm">
          <chartooo:coordinate-region svg:x="2.323cm" svg:y="1.474cm" svg:width="8.558cm" svg:height="5.718cm"/>
          <chart:axis chart:dimension="x" chart:name="primary-x" chart:style-name="ch5" chartooo:axis-type="auto">
            <chart:title svg:x="2.987cm" svg:y="8.019cm" chart:style-name="ch6">
              <text:p>Number of currently running IDLE unikernels</text:p>
            </chart:title>
            <chart:categories table:cell-range-address="Run1.P75:Run1.Y75"/>
          </chart:axis>
          <chart:axis chart:dimension="y" chart:name="primary-y" chart:style-name="ch7">
            <chart:title svg:x="0.451cm" svg:y="6.572cm" chart:style-name="ch8">
              <text:p>Avg function exec. time (us)</text:p>
            </chart:title>
            <chart:grid chart:style-name="ch9" chart:class="major"/>
          </chart:axis>
          <chart:series chart:style-name="ch10" chart:values-cell-range-address="Run1.P77:Run1.Y77" chart:label-cell-address="Run1.O77:Run1.O77" chart:class="chart:scatter">
            <chart:domain table:cell-range-address="Run1.P75:Run1.Y75"/>
            <chart:error-indicator chart:style-name="ch11" chart:dimension="y"/>
            <chart:data-point chart:repeated="10"/>
          </chart:series>
          <chart:series chart:style-name="ch12" chart:values-cell-range-address="Run1.P78:Run1.Y78" chart:label-cell-address="Run1.O78:Run1.O78" chart:class="chart:scatter">
            <chart:error-indicator chart:style-name="ch13" chart:dimension="y"/>
            <chart:data-point chart:repeated="10"/>
          </chart:series>
          <chart:series chart:style-name="ch14" chart:values-cell-range-address="Run1.P79:Run1.Y79" chart:label-cell-address="Run1.O79:Run1.O79" chart:class="chart:scatter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un1.P75:Run1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un1.P75:Run1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Run1.O77:Run1.O77</svg:desc>
                </draw:g>
              </table:table-cell>
              <table:table-cell office:value-type="float" office:value="182.933333333">
                <text:p>182.933333333</text:p>
                <draw:g>
                  <svg:desc>Run1.P77:Run1.Y77</svg:desc>
                </draw:g>
              </table:table-cell>
              <table:table-cell office:value-type="float" office:value="236.87755102">
                <text:p>236.87755102</text:p>
              </table:table-cell>
              <table:table-cell office:value-type="float" office:value="280.150943396">
                <text:p>280.150943396</text:p>
              </table:table-cell>
              <table:table-cell office:value-type="float" office:value="244.229508197">
                <text:p>244.229508197</text:p>
              </table:table-cell>
              <table:table-cell office:value-type="float" office:value="243">
                <text:p>243</text:p>
              </table:table-cell>
              <table:table-cell office:value-type="float" office:value="303.871559633">
                <text:p>303.871559633</text:p>
              </table:table-cell>
              <table:table-cell office:value-type="float" office:value="381.416184971">
                <text:p>381.416184971</text:p>
              </table:table-cell>
              <table:table-cell office:value-type="float" office:value="670.302325581">
                <text:p>670.302325581</text:p>
              </table:table-cell>
              <table:table-cell office:value-type="float" office:value="1267.62657092">
                <text:p>1267.62657092</text:p>
              </table:table-cell>
              <table:table-cell office:value-type="float" office:value="2524.44497608">
                <text:p>2524.44497608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Run1.P84:Run1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Run1.P84:Run1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xs_write</text:p>
                <draw:g>
                  <svg:desc>Run1.O78:Run1.O78</svg:desc>
                </draw:g>
              </table:table-cell>
              <table:table-cell office:value-type="float" office:value="374.113207547">
                <text:p>374.113207547</text:p>
                <draw:g>
                  <svg:desc>Run1.P78:Run1.Y78</svg:desc>
                </draw:g>
              </table:table-cell>
              <table:table-cell office:value-type="float" office:value="378.905660377">
                <text:p>378.905660377</text:p>
              </table:table-cell>
              <table:table-cell office:value-type="float" office:value="412.58490566">
                <text:p>412.58490566</text:p>
              </table:table-cell>
              <table:table-cell office:value-type="float" office:value="447.547169811">
                <text:p>447.547169811</text:p>
              </table:table-cell>
              <table:table-cell office:value-type="float" office:value="464.132075472">
                <text:p>464.132075472</text:p>
              </table:table-cell>
              <table:table-cell office:value-type="float" office:value="594.301886792">
                <text:p>594.301886792</text:p>
              </table:table-cell>
              <table:table-cell office:value-type="float" office:value="768.094339623">
                <text:p>768.094339623</text:p>
              </table:table-cell>
              <table:table-cell office:value-type="float" office:value="1337.69811321">
                <text:p>1337.69811321</text:p>
              </table:table-cell>
              <table:table-cell office:value-type="float" office:value="2200.88679245">
                <text:p>2200.88679245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Run1.P85:Run1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Run1.P85:Run1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xs_get_domain_path</text:p>
                <draw:g>
                  <svg:desc>Run1.O79:Run1.O79</svg:desc>
                </draw:g>
              </table:table-cell>
              <table:table-cell office:value-type="float" office:value="127">
                <text:p>127</text:p>
                <draw:g>
                  <svg:desc>Run1.P79:Run1.Y79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27.769230769">
                <text:p>127.769230769</text:p>
              </table:table-cell>
              <table:table-cell office:value-type="float" office:value="147.882352941">
                <text:p>147.882352941</text:p>
              </table:table-cell>
              <table:table-cell office:value-type="float" office:value="167.32">
                <text:p>167.32</text:p>
              </table:table-cell>
              <table:table-cell office:value-type="float" office:value="225.390243902">
                <text:p>225.390243902</text:p>
              </table:table-cell>
              <table:table-cell office:value-type="float" office:value="329.890410959">
                <text:p>329.890410959</text:p>
              </table:table-cell>
              <table:table-cell office:value-type="float" office:value="646.832116788">
                <text:p>646.832116788</text:p>
              </table:table-cell>
              <table:table-cell office:value-type="float" office:value="1229.60754717">
                <text:p>1229.60754717</text:p>
              </table:table-cell>
              <table:table-cell office:value-type="float" office:value="2497.87426326">
                <text:p>2497.8742632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Run1.P86:Run1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Run1.P86:Run1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